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(Body)" svg:font-family="'Calibri (Body)'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2in"/>
    </style:style>
    <style:style style:name="co2" style:family="table-column">
      <style:table-column-properties fo:break-before="auto" style:column-width="2.1689in"/>
    </style:style>
    <style:style style:name="co3" style:family="table-column">
      <style:table-column-properties fo:break-before="auto" style:column-width="0.9772in"/>
    </style:style>
    <style:style style:name="co4" style:family="table-column">
      <style:table-column-properties fo:break-before="auto" style:column-width="5.9217in"/>
    </style:style>
    <style:style style:name="co5" style:family="table-column">
      <style:table-column-properties fo:break-before="auto" style:column-width="2.2307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6071in"/>
    </style:style>
    <style:style style:name="co9" style:family="table-column">
      <style:table-column-properties fo:break-before="auto" style:column-width="1.9835in"/>
    </style:style>
    <style:style style:name="co10" style:family="table-column">
      <style:table-column-properties fo:break-before="auto" style:column-width="1.8602in"/>
    </style:style>
    <style:style style:name="co11" style:family="table-column">
      <style:table-column-properties fo:break-before="auto" style:column-width="2.6728in"/>
    </style:style>
    <style:style style:name="co12" style:family="table-column">
      <style:table-column-properties fo:break-before="auto" style:column-width="0.3902in"/>
    </style:style>
    <style:style style:name="co13" style:family="table-column">
      <style:table-column-properties fo:break-before="auto" style:column-width="3.3102in"/>
    </style:style>
    <style:style style:name="co14" style:family="table-column">
      <style:table-column-properties fo:break-before="auto" style:column-width="2.7547in"/>
    </style:style>
    <style:style style:name="co15" style:family="table-column">
      <style:table-column-properties fo:break-before="auto" style:column-width="0.3701in"/>
    </style:style>
    <style:style style:name="co16" style:family="table-column">
      <style:table-column-properties fo:break-before="auto" style:column-width="2.0047in"/>
    </style:style>
    <style:style style:name="co17" style:family="table-column">
      <style:table-column-properties fo:break-before="auto" style:column-width="0.2673in"/>
    </style:style>
    <style:style style:name="co18" style:family="table-column">
      <style:table-column-properties fo:break-before="auto" style:column-width="7.4937in"/>
    </style:style>
    <style:style style:name="co19" style:family="table-column">
      <style:table-column-properties fo:break-before="auto" style:column-width="1.0484in"/>
    </style:style>
    <style:style style:name="co20" style:family="table-column">
      <style:table-column-properties fo:break-before="auto" style:column-width="0.3807in"/>
    </style:style>
    <style:style style:name="co21" style:family="table-column">
      <style:table-column-properties fo:break-before="auto" style:column-width="1.1201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661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ta1" style:family="table" style:master-page-name="PageStyle_5f_texts_5f_al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les">
      <style:table-properties table:display="true" style:writing-mode="lr-tb"/>
    </style:style>
    <style:style style:name="ta4" style:family="table" style:master-page-name="PageStyle_5f_old_5f_corpus">
      <style:table-properties table:display="true" style:writing-mode="lr-tb"/>
    </style:style>
    <style:style style:name="ta5" style:family="table" style:master-page-name="PageStyle_5f_texts_5f_ElanCorpA">
      <style:table-properties table:display="true" style:writing-mode="lr-tb"/>
    </style:style>
    <style:style style:name="ta6" style:family="table" style:master-page-name="PageStyle_5f_text_5f_transcribed">
      <style:table-properties table:display="true" style:writing-mode="lr-tb"/>
    </style:style>
    <style:style style:name="ta7" style:family="table" style:master-page-name="PageStyle_5f_translations">
      <style:table-properties table:display="true" style:writing-mode="lr-tb"/>
    </style:style>
    <style:style style:name="ta8" style:family="table" style:master-page-name="PageStyle_5f_peopl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92d050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00cc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e598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579d1c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8128">
      <style:table-cell-properties fo:background-color="#92d050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8128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8128">
      <style:table-cell-properties fo:background-color="#ffe598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17">
      <style:table-cell-properties fo:background-color="#ffe598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8128">
      <style:table-cell-properties style:rotation-align="non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e598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ccffcc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8128">
      <style:table-cell-properties fo:background-color="#ccffcc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8128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ccffff"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ccffcc"/>
    </style:style>
    <style:style style:name="ce26" style:family="table-cell" style:parent-style-name="Default">
      <style:table-cell-properties fo:background-color="#ccffff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e598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92d05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579d1c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c000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563c1" style:text-outline="false" style:text-line-through-styl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7030a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ff0000" style:text-outline="false" style:text-line-through-style="none" style:text-position="0% 100%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xts_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person</text:p>
          </table:table-cell>
          <table:table-cell table:style-name="ce14" office:value-type="string">
            <text:p>comments</text:p>
          </table:table-cell>
          <table:table-cell table:style-name="ce1" office:value-type="string">
            <text:p>Elan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90719_YNK_PredskazanieOtca</text:p>
          </table:table-cell>
          <table:table-cell table:style-name="ce9" office:value-type="time" office:time-value="PT03H58M00S">
            <text:p>3:58</text:p>
          </table:table-cell>
          <table:table-cell table:style-name="ce2" office:value-type="string">
            <text:p>YNK</text:p>
          </table:table-cell>
          <table:table-cell table:style-name="ce15" office:value-type="string">
            <text:p>есть напечатанный диалектный текст этой же сказки, taleX.jpg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90719_YNK_SkazalSdelal</text:p>
          </table:table-cell>
          <table:table-cell table:style-name="ce9" office:value-type="time" office:time-value="PT02H46M00S">
            <text:p>2:46</text:p>
          </table:table-cell>
          <table:table-cell table:style-name="ce2" office:value-type="string">
            <text:p>YNK</text:p>
          </table:table-cell>
          <table:table-cell table:style-name="ce15" office:value-type="string">
            <text:p>есть напечатанный диалектный текст этой же сказки, taleX.jpg</text:p>
          </table:table-cell>
          <table:table-cell table:style-name="ce15" office:value-type="string">
            <text:p>27.07.2019 R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190719_YNK_KonITelega</text:p>
          </table:table-cell>
          <table:table-cell table:style-name="ce9" office:value-type="time" office:time-value="PT01H15M00S">
            <text:p>1:15</text:p>
          </table:table-cell>
          <table:table-cell table:style-name="ce2" office:value-type="string">
            <text:p>YNK</text:p>
          </table:table-cell>
          <table:table-cell table:style-name="ce15" office:value-type="string">
            <text:p>есть напечатанный диалектный текст этой же сказки, taleX.jpg; можно для разгона тоже</text:p>
          </table:table-cell>
          <table:table-cell table:style-name="ce2" office:value-type="string">
            <text:p>24.07.2019 <text:s/>MF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90719_YNK_UmnyjParen</text:p>
          </table:table-cell>
          <table:table-cell table:style-name="ce9" office:value-type="time" office:time-value="PT05H42M00S">
            <text:p>5:42</text:p>
          </table:table-cell>
          <table:table-cell table:style-name="ce2" office:value-type="string">
            <text:p>YNK</text:p>
          </table:table-cell>
          <table:table-cell table:style-name="ce15" office:value-type="string">
            <text:p>есть напечатанный диалектный текст этой же сказки, taleX.jpg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190719_A_PchelaIBabochka</text:p>
          </table:table-cell>
          <table:table-cell table:style-name="ce10" office:value-type="time" office:time-value="PT02H21M00S">
            <text:p>2:21</text:p>
          </table:table-cell>
          <table:table-cell table:style-name="ce4" office:value-type="string">
            <text:p>Al</text:p>
          </table:table-cell>
          <table:table-cell table:style-name="ce16" office:value-type="string">
            <text:p>выученная наизусть сказка про пчёлку, написанная RMG (PchelaIBabochka.jpg)</text:p>
          </table:table-cell>
          <table:table-cell table:number-columns-repeated="1019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190719_RMG_VolshebnyjCvetok</text:p>
          </table:table-cell>
          <table:table-cell table:style-name="ce10" office:value-type="time" office:time-value="PT03H44M00S">
            <text:p>3:44</text:p>
          </table:table-cell>
          <table:table-cell table:style-name="ce4" office:value-type="string">
            <text:p>RMG</text:p>
          </table:table-cell>
          <table:table-cell table:style-name="ce16" office:value-type="string">
            <text:p>это детская сказка, написанная рассказчицей</text:p>
          </table:table-cell>
          <table:table-cell table:number-columns-repeated="1019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190719_RMG_Medved</text:p>
          </table:table-cell>
          <table:table-cell table:style-name="ce10" office:value-type="time" office:time-value="PT02H49M00S">
            <text:p>2:49</text:p>
          </table:table-cell>
          <table:table-cell table:style-name="ce4" office:value-type="string">
            <text:p>RMG</text:p>
          </table:table-cell>
          <table:table-cell table:style-name="ce16" office:value-type="string">
            <text:p>Medved.jpg</text:p>
          </table:table-cell>
          <table:table-cell table:number-columns-repeated="1019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190719_RMG_PchelaIBabochka</text:p>
          </table:table-cell>
          <table:table-cell table:style-name="ce10" office:value-type="time" office:time-value="PT02H37M00S">
            <text:p>2:37</text:p>
          </table:table-cell>
          <table:table-cell table:style-name="ce4" office:value-type="string">
            <text:p>RMG</text:p>
          </table:table-cell>
          <table:table-cell table:style-name="ce16" office:value-type="string">
            <text:p>та же сказка, что рассказывала А; это детская сказка, написанная рассказчицей (есть напечатанный диалектный текст этой же сказки + это детская сказка, написанная рассказчицей)</text:p>
          </table:table-cell>
          <table:table-cell table:number-columns-repeated="1019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190719_RMG_UralIKamyr</text:p>
          </table:table-cell>
          <table:table-cell table:style-name="ce11" office:value-type="time" office:time-value="PT03H08M00S">
            <text:p>3:08</text:p>
          </table:table-cell>
          <table:table-cell table:style-name="ce5" office:value-type="string">
            <text:p>RMG</text:p>
          </table:table-cell>
          <table:table-cell table:style-name="ce17" office:value-type="string">
            <text:p>хорошая сказка, середину немного забыла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" office:value-type="string">
            <text:p>190720_FN_Klubok</text:p>
          </table:table-cell>
          <table:table-cell table:style-name="ce9" office:value-type="time" office:time-value="PT04H41M00S">
            <text:p>4:41</text:p>
          </table:table-cell>
          <table:table-cell table:style-name="ce2" office:value-type="string">
            <text:p>FT</text:p>
          </table:table-cell>
          <table:table-cell table:style-name="ce15" office:value-type="string">
            <text:p>хорошая сказка про клубок</text:p>
          </table:table-cell>
          <table:table-cell table:style-name="ce2" office:value-type="string">
            <text:p>24.07.2019 <text:s/>MF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190720_AT_TriDevushki</text:p>
          </table:table-cell>
          <table:table-cell table:style-name="ce11" office:value-type="time" office:time-value="PT03H05M00S">
            <text:p>3:05</text:p>
          </table:table-cell>
          <table:table-cell table:style-name="ce5" office:value-type="string">
            <text:p>AT</text:p>
          </table:table-cell>
          <table:table-cell table:style-name="ce17" office:value-type="string">
            <text:p>видимо, какая-то современная сказка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5" office:value-type="string">
            <text:p>190720_AN_Khleb</text:p>
          </table:table-cell>
          <table:table-cell table:style-name="ce11" office:value-type="time" office:time-value="PT01H46M00S">
            <text:p>1:46</text:p>
          </table:table-cell>
          <table:table-cell table:style-name="ce5" office:value-type="string">
            <text:p>AN</text:p>
          </table:table-cell>
          <table:table-cell table:style-name="ce17" office:value-type="string">
            <text:p>башкирский аналог колобка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190720_AN_SakSuk1, 2</text:p>
          </table:table-cell>
          <table:table-cell table:style-name="ce10" office:value-type="time" office:time-value="PT00H27M00S">
            <text:p>0:27</text:p>
          </table:table-cell>
          <table:table-cell table:style-name="ce4" office:value-type="string">
            <text:p>AN</text:p>
          </table:table-cell>
          <table:table-cell table:style-name="ce16" office:value-type="string">
            <text:p>первое видио – начало, потом сбилась и заново рассказала во втором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1" office:value-type="time" office:time-value="PT01H20M00S">
            <text:p>1:20</text:p>
          </table:table-cell>
          <table:table-cell table:style-name="ce5"/>
          <table:table-cell table:style-name="ce17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190720_BS_SakSuk</text:p>
          </table:table-cell>
          <table:table-cell table:style-name="ce10" office:value-type="time" office:time-value="PT07H44M00S">
            <text:p>7:44</text:p>
          </table:table-cell>
          <table:table-cell table:style-name="ce4" office:value-type="string">
            <text:p>BS</text:p>
          </table:table-cell>
          <table:table-cell table:style-name="ce16" office:value-type="string">
            <text:p>пытается рассказать сказку про Сака и Сука, много повторений</text:p>
          </table:table-cell>
          <table:table-cell table:number-columns-repeated="1019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190720_BS_Voyna</text:p>
          </table:table-cell>
          <table:table-cell table:style-name="ce10" office:value-type="time" office:time-value="PT11H49M00S">
            <text:p>11:49</text:p>
          </table:table-cell>
          <table:table-cell table:style-name="ce4" office:value-type="string">
            <text:p>BS</text:p>
          </table:table-cell>
          <table:table-cell table:style-name="ce16" office:value-type="string">
            <text:p>длинный рассказ про войну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190720_MV_Volk</text:p>
          </table:table-cell>
          <table:table-cell table:style-name="ce9" office:value-type="time" office:time-value="PT02H46M00S">
            <text:p>2:46</text:p>
          </table:table-cell>
          <table:table-cell table:style-name="ce2" office:value-type="string">
            <text:p>MV</text:p>
          </table:table-cell>
          <table:table-cell table:style-name="ce15" office:value-type="string">
            <text:p>хорошая сказка про волка</text:p>
          </table:table-cell>
          <table:table-cell table:style-name="ce2" office:value-type="string">
            <text:p>25.07.2019 <text:s/>R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190721_GS_TriSyna</text:p>
          </table:table-cell>
          <table:table-cell table:style-name="ce9" office:value-type="time" office:time-value="PT02H47M00S">
            <text:p>2:47</text:p>
          </table:table-cell>
          <table:table-cell table:style-name="ce2" office:value-type="string">
            <text:p>GS</text:p>
          </table:table-cell>
          <table:table-cell table:style-name="ce15" office:value-type="string">
            <text:p>сказка про трёх непослушных сыновей</text:p>
          </table:table-cell>
          <table:table-cell table:style-name="ce2" office:value-type="string">
            <text:p>TB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190721_Z?_AksyBabay</text:p>
          </table:table-cell>
          <table:table-cell table:style-name="ce11" office:value-type="time" office:time-value="PT02H25M00S">
            <text:p>2:25</text:p>
          </table:table-cell>
          <table:table-cell table:style-name="ce5" office:value-type="string">
            <text:p>Z?</text:p>
          </table:table-cell>
          <table:table-cell table:style-name="ce17" office:value-type="string">
            <text:p>рассказывает о том, как ей рассказывалы сказку про денежные деревья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2" office:value-type="string">
            <text:p>190721_RS_Tale1</text:p>
          </table:table-cell>
          <table:table-cell table:style-name="ce9" office:value-type="time" office:time-value="PT01H59M00S">
            <text:p>1:59</text:p>
          </table:table-cell>
          <table:table-cell table:style-name="ce2" office:value-type="string">
            <text:p>RS</text:p>
          </table:table-cell>
          <table:table-cell table:style-name="ce15" office:value-type="string">
            <text:p>не помню, про что сказка; можно взять для разгона</text:p>
          </table:table-cell>
          <table:table-cell table:style-name="ce2" office:value-type="string">
            <text:p>25.07.2019 <text:s/>R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2" office:value-type="string">
            <text:p>190721_RS_Tale2</text:p>
          </table:table-cell>
          <table:table-cell table:style-name="ce9" office:value-type="time" office:time-value="PT01H14M00S">
            <text:p>1:14</text:p>
          </table:table-cell>
          <table:table-cell table:style-name="ce2" office:value-type="string">
            <text:p>RS</text:p>
          </table:table-cell>
          <table:table-cell table:style-name="ce15" office:value-type="string">
            <text:p>не помню, про что сказка; можно взять для разгона</text:p>
          </table:table-cell>
          <table:table-cell table:style-name="ce2" office:value-type="string">
            <text:p>TB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190721_ZI_Loshad_damaged</text:p>
          </table:table-cell>
          <table:table-cell table:style-name="ce11" office:value-type="time" office:time-value="PT02H16M00S">
            <text:p>2:16</text:p>
          </table:table-cell>
          <table:table-cell table:style-name="ce5" office:value-type="string">
            <text:p>ZI</text:p>
          </table:table-cell>
          <table:table-cell table:style-name="ce17" office:value-type="string">
            <text:p>не успела вовремя включить диктовон, 20 секунд теста только на видео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2" office:value-type="string">
            <text:p>190721_GA_Pticy</text:p>
          </table:table-cell>
          <table:table-cell table:style-name="ce9" office:value-type="time" office:time-value="PT02H12M00S">
            <text:p>2:12</text:p>
          </table:table-cell>
          <table:table-cell table:style-name="ce2" office:value-type="string">
            <text:p>ZA</text:p>
          </table:table-cell>
          <table:table-cell table:style-name="ce15" office:value-type="string">
            <text:p>сказка про курицу и какую-то хищную птицу</text:p>
          </table:table-cell>
          <table:table-cell table:style-name="ce2" office:value-type="string">
            <text:p>24.07.2019 <text:s/>MF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5" office:value-type="string">
            <text:p>190721_GA_Maslo</text:p>
          </table:table-cell>
          <table:table-cell table:style-name="ce11" office:value-type="time" office:time-value="PT02H29M00S">
            <text:p>2:29</text:p>
          </table:table-cell>
          <table:table-cell table:style-name="ce5" office:value-type="string">
            <text:p>ZA</text:p>
          </table:table-cell>
          <table:table-cell table:style-name="ce17" office:value-type="string">
            <text:p>сказка про масло, будет ещё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string">
            <text:p>190721_ZVF_Padcherica</text:p>
          </table:table-cell>
          <table:table-cell table:style-name="ce11" office:value-type="time" office:time-value="PT12H31M00S">
            <text:p>12:31</text:p>
          </table:table-cell>
          <table:table-cell table:style-name="ce5" office:value-type="string">
            <text:p>ZVF</text:p>
          </table:table-cell>
          <table:table-cell table:style-name="ce17" office:value-type="string">
            <text:p>длиннющая сазку про трудную жизнь падчерицы, но не про клубок, и не про Зухру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5" office:value-type="string">
            <text:p>190721_ZVF_Sulmekte</text:p>
          </table:table-cell>
          <table:table-cell table:style-name="ce11" office:value-type="time" office:time-value="PT06H15M00S">
            <text:p>6:15</text:p>
          </table:table-cell>
          <table:table-cell table:style-name="ce5" office:value-type="string">
            <text:p>ZVF</text:p>
          </table:table-cell>
          <table:table-cell table:style-name="ce17" office:value-type="string">
            <text:p>не помню, про что сказка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5" office:value-type="string">
            <text:p>190721_ZVF_Maslo</text:p>
          </table:table-cell>
          <table:table-cell table:style-name="ce11" office:value-type="time" office:time-value="PT09H41M00S">
            <text:p>9:41</text:p>
          </table:table-cell>
          <table:table-cell table:style-name="ce5" office:value-type="string">
            <text:p>ZVF</text:p>
          </table:table-cell>
          <table:table-cell table:style-name="ce17" office:value-type="string">
            <text:p>длинная версия сказки про масло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190721_ZVF_Zajcy</text:p>
          </table:table-cell>
          <table:table-cell table:style-name="ce9" office:value-type="time" office:time-value="PT03H41M00S">
            <text:p>3:41</text:p>
          </table:table-cell>
          <table:table-cell table:style-name="ce2" office:value-type="string">
            <text:p>ZVF</text:p>
          </table:table-cell>
          <table:table-cell table:style-name="ce15" office:value-type="string">
            <text:p>про зайцев</text:p>
          </table:table-cell>
          <table:table-cell table:style-name="ce2" office:value-type="string">
            <text:p>TB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190722_NG_Medvedi</text:p>
          </table:table-cell>
          <table:table-cell table:style-name="ce9" office:value-type="time" office:time-value="PT03H25M00S">
            <text:p>3:25</text:p>
          </table:table-cell>
          <table:table-cell table:style-name="ce2" office:value-type="string">
            <text:p>NG</text:p>
          </table:table-cell>
          <table:table-cell table:style-name="ce15" office:value-type="string">
            <text:p>про медведей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string">
            <text:p>190722_FG_Kuraj1</text:p>
          </table:table-cell>
          <table:table-cell table:style-name="ce11" office:value-type="time" office:time-value="PT06H09M00S">
            <text:p>6:09</text:p>
          </table:table-cell>
          <table:table-cell table:style-name="ce5" office:value-type="string">
            <text:p>FG</text:p>
          </table:table-cell>
          <table:table-cell table:style-name="ce17" office:value-type="string">
            <text:p>жёлтый; потому что в быту основной язык у неё - русский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5" office:value-type="string">
            <text:p>190722_FG_Kuraj2</text:p>
          </table:table-cell>
          <table:table-cell table:style-name="ce11" office:value-type="time" office:time-value="PT02H54M00S">
            <text:p>2:54</text:p>
          </table:table-cell>
          <table:table-cell table:style-name="ce5" office:value-type="string">
            <text:p>FG</text:p>
          </table:table-cell>
          <table:table-cell table:style-name="ce17" office:value-type="string">
            <text:p>жёлтый; потому что в быту основной язык у неё - русский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190722_ZF_Aldar</text:p>
          </table:table-cell>
          <table:table-cell table:style-name="ce9" office:value-type="time" office:time-value="PT04H02M00S">
            <text:p>4:02</text:p>
          </table:table-cell>
          <table:table-cell table:style-name="ce2" office:value-type="string">
            <text:p>ZF</text:p>
          </table:table-cell>
          <table:table-cell table:style-name="ce15" office:value-type="string">
            <text:p>сказка про умного парня; который обхитрил шайтана тремя способами</text:p>
          </table:table-cell>
          <table:table-cell table:style-name="ce2" office:value-type="string">
            <text:p>TB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5" office:value-type="string">
            <text:p>190722_ZF_SakSuk</text:p>
          </table:table-cell>
          <table:table-cell table:style-name="ce11" office:value-type="time" office:time-value="PT01H47M00S">
            <text:p>1:47</text:p>
          </table:table-cell>
          <table:table-cell table:style-name="ce5" office:value-type="string">
            <text:p>ZF</text:p>
          </table:table-cell>
          <table:table-cell table:style-name="ce17" office:value-type="string">
            <text:p>жёлтый; потому что повторяющийся сюжет; очень быстро говорит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2" office:value-type="string">
            <text:p>190722_ZF_VetrjanajaTelega</text:p>
          </table:table-cell>
          <table:table-cell table:style-name="ce9" office:value-type="time" office:time-value="PT02H55M00S">
            <text:p>2:55</text:p>
          </table:table-cell>
          <table:table-cell table:style-name="ce2" office:value-type="string">
            <text:p>ZF</text:p>
          </table:table-cell>
          <table:table-cell table:style-name="ce15" office:value-type="string">
            <text:p>сказка про подчерицу, которую отправили умирать в горы, но она вернулась на волшебной ветряной телеге</text:p>
          </table:table-cell>
          <table:table-cell table:style-name="ce2" office:value-type="string">
            <text:p>26.07.2019 R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190722_ZF_DvaDruga</text:p>
          </table:table-cell>
          <table:table-cell table:style-name="ce9" office:value-type="time" office:time-value="PT06H14M00S">
            <text:p>6:14</text:p>
          </table:table-cell>
          <table:table-cell table:style-name="ce2" office:value-type="string">
            <text:p>ZF</text:p>
          </table:table-cell>
          <table:table-cell table:style-name="ce15" office:value-type="string">
            <text:p>достаточно длинная сказка про двух друзей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5" office:value-type="string">
            <text:p>190722_ZF_Rautau</text:p>
          </table:table-cell>
          <table:table-cell table:style-name="ce11" office:value-type="time" office:time-value="PT01H06M00S">
            <text:p>1:06</text:p>
          </table:table-cell>
          <table:table-cell table:style-name="ce5" office:value-type="string">
            <text:p>ZF</text:p>
          </table:table-cell>
          <table:table-cell table:style-name="ce17" office:value-type="string">
            <text:p>легенда о происхождении названия горы (всё как обычно: девушка сбросилась от большой любви)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5" office:value-type="string">
            <text:p>190723_RS_Maslo</text:p>
          </table:table-cell>
          <table:table-cell table:style-name="ce11" office:value-type="time" office:time-value="PT06H55M00S">
            <text:p>6:55</text:p>
          </table:table-cell>
          <table:table-cell table:style-name="ce5" office:value-type="string">
            <text:p>RS</text:p>
          </table:table-cell>
          <table:table-cell table:style-name="ce17" office:value-type="string">
            <text:p>ещё одна немного сбивчивая версия сказки про масло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190723_GIS_Aldar</text:p>
          </table:table-cell>
          <table:table-cell table:style-name="ce9" office:value-type="time" office:time-value="PT03H18M00S">
            <text:p>3:18</text:p>
          </table:table-cell>
          <table:table-cell table:style-name="ce2" office:value-type="string">
            <text:p>GIS</text:p>
          </table:table-cell>
          <table:table-cell table:style-name="ce15" office:value-type="string">
            <text:p>сказка про Алдара и шайтана, но, кажется, не совсем та же самая</text:p>
          </table:table-cell>
          <table:table-cell table:style-name="ce2" office:value-type="string">
            <text:p>TB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7" office:value-type="float" office:value="39">
            <text:p>39</text:p>
          </table:table-cell>
          <table:table-cell table:style-name="ce7" office:value-type="string">
            <text:p>190723_Ad_Myshonok</text:p>
          </table:table-cell>
          <table:table-cell table:style-name="ce10" office:value-type="time" office:time-value="PT04H08M00S">
            <text:p>4:08</text:p>
          </table:table-cell>
          <table:table-cell table:style-name="ce7" office:value-type="string">
            <text:p>AD</text:p>
          </table:table-cell>
          <table:table-cell table:style-name="ce16" office:value-type="string">
            <text:p>выученная сказка про мышонка и котёнка; на аудио не записался хлопок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office:value-type="string">
            <text:p>190724_AAK_Anekdoty</text:p>
          </table:table-cell>
          <table:table-cell table:style-name="ce12" office:value-type="time" office:time-value="PT27H15M00S">
            <text:p>27:15:00</text:p>
          </table:table-cell>
          <table:table-cell table:style-name="ce5" office:value-type="string">
            <text:p>AAK</text:p>
          </table:table-cell>
          <table:table-cell table:style-name="ce17" office:value-type="string">
            <text:p>автоматная очередь из анекдотов от Анвары Анваровны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string">
            <text:p>190725_G?_???</text:p>
          </table:table-cell>
          <table:table-cell table:style-name="ce13" office:value-type="time" office:time-value="PT02H16M00S">
            <text:p>2:16</text:p>
          </table:table-cell>
          <table:table-cell table:style-name="ce8" office:value-type="string">
            <text:p>G?</text:p>
          </table:table-cell>
          <table:table-cell table:style-name="ce18" office:value-type="string">
            <text:p>начало сказки, которую я постараюсь дособрать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7" office:value-type="float" office:value="42">
            <text:p>42</text:p>
          </table:table-cell>
          <table:table-cell table:style-name="ce4" office:value-type="string">
            <text:p>190725_MD_Repka</text:p>
          </table:table-cell>
          <table:table-cell table:style-name="ce10" office:value-type="time" office:time-value="PT03H35M00S">
            <text:p>3:35</text:p>
          </table:table-cell>
          <table:table-cell table:style-name="ce4" office:value-type="string">
            <text:p>MD</text:p>
          </table:table-cell>
          <table:table-cell table:style-name="ce16" office:value-type="string">
            <text:p>репка... единственное, что помнит самая старая бабушка в Еникеево</text:p>
          </table:table-cell>
          <table:table-cell table:number-columns-repeated="1019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2" office:value-type="string">
            <text:p>190726_GZV_Zagadka1</text:p>
          </table:table-cell>
          <table:table-cell table:style-name="ce9" office:value-type="time" office:time-value="PT02H43M00S">
            <text:p>2:43</text:p>
          </table:table-cell>
          <table:table-cell table:style-name="ce2" office:value-type="string">
            <text:p>GZV</text:p>
          </table:table-cell>
          <table:table-cell table:style-name="ce15" office:value-type="string">
            <text:p>башкирская версия хаджи насредина поедает пельмени</text:p>
          </table:table-cell>
          <table:table-cell table:style-name="ce2" office:value-type="string">
            <text:p>27.07.2019 LI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2" office:value-type="string">
            <text:p>190726_GZV_Zagadka2</text:p>
          </table:table-cell>
          <table:table-cell table:style-name="ce9" office:value-type="time" office:time-value="PT00H42M00S">
            <text:p>0:42</text:p>
          </table:table-cell>
          <table:table-cell table:style-name="ce2" office:value-type="string">
            <text:p>GZV</text:p>
          </table:table-cell>
          <table:table-cell table:style-name="ce15" office:value-type="string">
            <text:p>загадка про двух мужчин, которые встречаются раз в год и отвечают на вопросы друг друга про яйца</text:p>
          </table:table-cell>
          <table:table-cell table:style-name="ce2" office:value-type="string">
            <text:p>27.07.2019 LI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5" office:value-type="string">
            <text:p>190726_VZG_StoRublej</text:p>
          </table:table-cell>
          <table:table-cell table:style-name="ce11" office:value-type="time" office:time-value="PT20H53M00S">
            <text:p>20:53</text:p>
          </table:table-cell>
          <table:table-cell table:style-name="ce5" office:value-type="string">
            <text:p>VZG</text:p>
          </table:table-cell>
          <table:table-cell table:style-name="ce17" office:value-type="string">
            <text:p>длинная сказка про парня, который всему учился; видео в двух частях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190726_RM_AqylBatyr</text:p>
          </table:table-cell>
          <table:table-cell table:style-name="ce9" office:value-type="time" office:time-value="PT06H08M00S">
            <text:p>6:08</text:p>
          </table:table-cell>
          <table:table-cell table:style-name="ce2" office:value-type="string">
            <text:p>RM</text:p>
          </table:table-cell>
          <table:table-cell table:style-name="ce15" office:value-type="string">
            <text:p>сказка про Акыл Батыра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190726_RM_DedMedved</text:p>
          </table:table-cell>
          <table:table-cell table:style-name="ce9" office:value-type="time" office:time-value="PT02H19M00S">
            <text:p>2:19</text:p>
          </table:table-cell>
          <table:table-cell table:style-name="ce2" office:value-type="string">
            <text:p>RM</text:p>
          </table:table-cell>
          <table:table-cell table:style-name="ce15" office:value-type="string">
            <text:p>про медведя и деда</text:p>
          </table:table-cell>
          <table:table-cell table:style-name="ce2" office:value-type="string">
            <text:p>TBD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5" office:value-type="string">
            <text:p>190726_RM_Les</text:p>
          </table:table-cell>
          <table:table-cell table:style-name="ce11" office:value-type="time" office:time-value="PT02H31M00S">
            <text:p>2:31</text:p>
          </table:table-cell>
          <table:table-cell table:style-name="ce5" office:value-type="string">
            <text:p>RM</text:p>
          </table:table-cell>
          <table:table-cell table:style-name="ce17" office:value-type="string">
            <text:p>странная сказка про падчерецу, явно что-то по сюжету забыла, но может быть интересно сравнить с клубком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190727_AAK_Khleb</text:p>
          </table:table-cell>
          <table:table-cell table:style-name="ce9" office:value-type="time" office:time-value="PT04H36M00S">
            <text:p>4:36</text:p>
          </table:table-cell>
          <table:table-cell table:style-name="ce2" office:value-type="string">
            <text:p>AAK</text:p>
          </table:table-cell>
          <table:table-cell table:style-name="ce15" office:value-type="string">
            <text:p>сказка про корову и хлеб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190727_AAK_Gora</text:p>
          </table:table-cell>
          <table:table-cell table:style-name="ce9" office:value-type="time" office:time-value="PT02H11M00S">
            <text:p>2:11</text:p>
          </table:table-cell>
          <table:table-cell table:style-name="ce2" office:value-type="string">
            <text:p>AAK</text:p>
          </table:table-cell>
          <table:table-cell table:style-name="ce15" office:value-type="string">
            <text:p>топонимическая легенда про горы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string">
            <text:p>190727_AAK_DveGory</text:p>
          </table:table-cell>
          <table:table-cell table:style-name="ce9" office:value-type="time" office:time-value="PT05H27M00S">
            <text:p>5:27</text:p>
          </table:table-cell>
          <table:table-cell table:style-name="ce2" office:value-type="string">
            <text:p>AAK</text:p>
          </table:table-cell>
          <table:table-cell table:style-name="ce15" office:value-type="string">
            <text:p>две топонимические легенды про горы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5" office:value-type="string">
            <text:p>190727_AAK_KarimBabaj</text:p>
          </table:table-cell>
          <table:table-cell table:style-name="ce11" office:value-type="time" office:time-value="PT04H13M00S">
            <text:p>4:13</text:p>
          </table:table-cell>
          <table:table-cell table:style-name="ce5" office:value-type="string">
            <text:p>AAK</text:p>
          </table:table-cell>
          <table:table-cell table:style-name="ce17" office:value-type="string">
            <text:p>какая-то сказка про колхоз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190727_LI_Zukhra</text:p>
          </table:table-cell>
          <table:table-cell table:style-name="ce9" office:value-type="time" office:time-value="PT01H46M00S">
            <text:p>1:46</text:p>
          </table:table-cell>
          <table:table-cell table:style-name="ce2" office:value-type="string">
            <text:p>LI</text:p>
          </table:table-cell>
          <table:table-cell table:style-name="ce15" office:value-type="string">
            <text:p>очередной сюжет про падчерицу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5" office:value-type="string">
            <text:p>190727_LI_SakSuk</text:p>
          </table:table-cell>
          <table:table-cell table:style-name="ce11" office:value-type="time" office:time-value="PT00H49M00S">
            <text:p>0:49</text:p>
          </table:table-cell>
          <table:table-cell table:style-name="ce5" office:value-type="string">
            <text:p>LI</text:p>
          </table:table-cell>
          <table:table-cell table:style-name="ce17" office:value-type="string">
            <text:p>очень короткая версия Сака и Сука, я опоздала включить всё на несколько секунд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190728_Kaf_Loshadi</text:p>
          </table:table-cell>
          <table:table-cell table:style-name="ce9" office:value-type="time" office:time-value="PT01H42M00S">
            <text:p>1:42</text:p>
          </table:table-cell>
          <table:table-cell table:style-name="ce2" office:value-type="string">
            <text:p>Kaf</text:p>
          </table:table-cell>
          <table:table-cell table:style-name="ce15" office:value-type="string">
            <text:p>что-то про лошадей от хорошей бабушки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office:value-type="string">
            <text:p>190728_Kaf_ProKhleb</text:p>
          </table:table-cell>
          <table:table-cell table:style-name="ce9" office:value-type="time" office:time-value="PT01H20M00S">
            <text:p>1:20</text:p>
          </table:table-cell>
          <table:table-cell table:style-name="ce2" office:value-type="string">
            <text:p>Kaf</text:p>
          </table:table-cell>
          <table:table-cell table:style-name="ce15" office:value-type="string">
            <text:p>что-то про хлеб от хорошей бабушки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190728_VZG_Skazka</text:p>
          </table:table-cell>
          <table:table-cell table:style-name="ce9" office:value-type="time" office:time-value="PT07H47M00S">
            <text:p>7:47</text:p>
          </table:table-cell>
          <table:table-cell table:style-name="ce2" office:value-type="string">
            <text:p>VZG</text:p>
          </table:table-cell>
          <table:table-cell table:style-name="ce15" office:value-type="string">
            <text:p>сказка мамы филолога Марата Мингажитова, профессора БГУ родом из Учалинского р-на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" office:value-type="float" office:value="57">
            <text:p>57</text:p>
          </table:table-cell>
          <table:table-cell table:style-name="ce5" office:value-type="string">
            <text:p>190728_MT_Lisy</text:p>
          </table:table-cell>
          <table:table-cell table:style-name="ce11" office:value-type="time" office:time-value="PT04H39M00S">
            <text:p>4:39</text:p>
          </table:table-cell>
          <table:table-cell table:style-name="ce5" office:value-type="string">
            <text:p>MT</text:p>
          </table:table-cell>
          <table:table-cell table:style-name="ce17" office:value-type="string">
            <text:p>две сказки про лису из книжки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float" office:value="58">
            <text:p>58</text:p>
          </table:table-cell>
          <table:table-cell table:style-name="ce5" office:value-type="string">
            <text:p>190728_MT_Irendek</text:p>
          </table:table-cell>
          <table:table-cell table:style-name="ce11" office:value-type="time" office:time-value="PT09H06M00S">
            <text:p>9:06</text:p>
          </table:table-cell>
          <table:table-cell table:style-name="ce5" office:value-type="string">
            <text:p>MT</text:p>
          </table:table-cell>
          <table:table-cell table:style-name="ce17" office:value-type="string">
            <text:p>топонимическая легенда про Ирендык из книжки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190728_GZV_Sasyan1</text:p>
          </table:table-cell>
          <table:table-cell table:style-name="ce9" office:value-type="time" office:time-value="PT06H06M00S">
            <text:p>6:06</text:p>
          </table:table-cell>
          <table:table-cell table:style-name="ce2" office:value-type="string">
            <text:p>GZV</text:p>
          </table:table-cell>
          <table:table-cell table:style-name="ce15" office:value-type="string">
            <text:p>опять какая-то вариация про хаджу насредина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190728_GZV_Sasyan2</text:p>
          </table:table-cell>
          <table:table-cell table:style-name="ce9" office:value-type="time" office:time-value="PT01H34M00S">
            <text:p>1:34</text:p>
          </table:table-cell>
          <table:table-cell table:style-name="ce2" office:value-type="string">
            <text:p>GZV</text:p>
          </table:table-cell>
          <table:table-cell table:style-name="ce15" office:value-type="string">
            <text:p>опять какая-то вариация про хаджу насредина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2" office:value-type="string">
            <text:p>190728_MF_KonITelega</text:p>
          </table:table-cell>
          <table:table-cell table:style-name="ce9" office:value-type="time" office:time-value="PT04H18M00S">
            <text:p>4:18</text:p>
          </table:table-cell>
          <table:table-cell table:style-name="ce2" office:value-type="string">
            <text:p>MF</text:p>
          </table:table-cell>
          <table:table-cell table:style-name="ce15" office:value-type="string">
            <text:p>сказка про лошадь и телегу с предисловием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string">
            <text:p>190728_MF_Pelmeni</text:p>
          </table:table-cell>
          <table:table-cell table:style-name="ce9" office:value-type="time" office:time-value="PT08H16M00S">
            <text:p>8:16</text:p>
          </table:table-cell>
          <table:table-cell table:style-name="ce2" office:value-type="string">
            <text:p>MF</text:p>
          </table:table-cell>
          <table:table-cell table:style-name="ce15" office:value-type="string">
            <text:p>сказка про красивую девушку и пельмени с предисловием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190728_MF_ProZhyzn</text:p>
          </table:table-cell>
          <table:table-cell table:style-name="ce10" office:value-type="time" office:time-value="PT13H27M00S">
            <text:p>13:27</text:p>
          </table:table-cell>
          <table:table-cell table:style-name="ce7" office:value-type="string">
            <text:p>MF</text:p>
          </table:table-cell>
          <table:table-cell table:style-name="ce16" office:value-type="string">
            <text:p>долгий рассказ про жизнь и роль в них сказок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office:value-type="string">
            <text:p>190730_ZF_SemDevoushek</text:p>
          </table:table-cell>
          <table:table-cell table:style-name="ce9" office:value-type="time" office:time-value="PT02H54M00S">
            <text:p>2:54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190730_ZF_GusakILisa</text:p>
          </table:table-cell>
          <table:table-cell table:style-name="ce9" office:value-type="time" office:time-value="PT01H27M00S">
            <text:p>1:27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190730_ZF_Medved</text:p>
          </table:table-cell>
          <table:table-cell table:style-name="ce9" office:value-type="time" office:time-value="PT02H20M00S">
            <text:p>2:20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2" office:value-type="string">
            <text:p>190730_ZF_Jozh</text:p>
          </table:table-cell>
          <table:table-cell table:style-name="ce9" office:value-type="time" office:time-value="PT02H21M00S">
            <text:p>2:21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2" office:value-type="string">
            <text:p>190730_ZF_Gus</text:p>
          </table:table-cell>
          <table:table-cell table:style-name="ce9" office:value-type="time" office:time-value="PT04H11M00S">
            <text:p>4:11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190730_ZF_Maslo</text:p>
          </table:table-cell>
          <table:table-cell table:style-name="ce9" office:value-type="time" office:time-value="PT06H00M00S">
            <text:p>6:00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string">
            <text:p>190730_ZF_Klubok</text:p>
          </table:table-cell>
          <table:table-cell table:style-name="ce9" office:value-type="time" office:time-value="PT07H55M00S">
            <text:p>7:55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2" office:value-type="string">
            <text:p>190730_ZF_Gadjuka</text:p>
          </table:table-cell>
          <table:table-cell table:style-name="ce9" office:value-type="time" office:time-value="PT02H23M00S">
            <text:p>2:23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string">
            <text:p>190730_ZF_Petukh</text:p>
          </table:table-cell>
          <table:table-cell table:style-name="ce9" office:value-type="time" office:time-value="PT03H06M00S">
            <text:p>3:06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2" office:value-type="string">
            <text:p>190730_ZF_Muravej</text:p>
          </table:table-cell>
          <table:table-cell table:style-name="ce9" office:value-type="time" office:time-value="PT02H04M00S">
            <text:p>2:04</text:p>
          </table:table-cell>
          <table:table-cell table:style-name="ce2" office:value-type="string">
            <text:p>ZF</text:p>
          </table:table-cell>
          <table:table-cell table:style-name="ce15"/>
          <table:table-cell table:style-name="ce2" table:number-columns-repeated="21"/>
          <table:table-cell table:number-columns-repeated="99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191030_ZF_LunaIZvjozdy</text:p>
          </table:table-cell>
          <table:table-cell office:value-type="string">
            <text:p>всё переименную на другом компе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191030_ZF_Pchjoly</text:p>
          </table:table-cell>
          <table:table-cell office:value-type="string">
            <text:p>всё переименную на другом компе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191030_ZF_Bednjak</text:p>
          </table:table-cell>
          <table:table-cell office:value-type="string">
            <text:p>всё переименную на другом компе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91030_ZF_Belki</text:p>
          </table:table-cell>
          <table:table-cell office:value-type="string">
            <text:p>всё переименную на другом компе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191030_ZF_Filin</text:p>
          </table:table-cell>
          <table:table-cell office:value-type="string">
            <text:p>всё переименную на другом компе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191030_ZF_Shuba</text:p>
          </table:table-cell>
          <table:table-cell office:value-type="string">
            <text:p>всё переименную на другом компе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191030_ZF_SobakaKorovaGus</text:p>
          </table:table-cell>
          <table:table-cell office:value-type="string">
            <text:p>всё переименную на другом компе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191030_ZF_Zajchik</text:p>
          </table:table-cell>
          <table:table-cell office:value-type="string">
            <text:p>всё переименную на другом компе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191030_ZF_LisaParenMedved</text:p>
          </table:table-cell>
          <table:table-cell office:value-type="string">
            <text:p>всё переименную на другом компе</text:p>
          </table:table-cell>
          <table:table-cell/>
          <table:table-cell table:style-name="ce16"/>
          <table:table-cell table:number-columns-repeated="1019"/>
        </table:table-row>
        <table:table-row table:style-name="ro1" table:number-rows-repeated="916">
          <table:table-cell table:number-columns-repeated="4"/>
          <table:table-cell table:style-name="ce16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exts_all.$A$1" table:cell-range-address="$texts_all.$A$1:.$F$75"/>
        </table:named-expressions>
      </table:table>
      <table:table table:name="to students" table:style-name="ta2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7" table:default-cell-style-name="ce9"/>
        <table:table-column table:style-name="co7" table:default-cell-style-name="ce2"/>
        <table:table-column table:style-name="co7" table:default-cell-style-name="ce15"/>
        <table:table-column table:style-name="co7" table:number-columns-repeated="21" table:default-cell-style-name="ce2"/>
        <table:table-column table:style-name="co7" table:number-columns-repeated="998" table:default-cell-style-name="Default"/>
        <table:table-row table:style-name="ro4">
          <table:table-cell table:style-name="Default" table:number-columns-repeated="26"/>
          <table:table-cell table:number-columns-repeated="99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90719_YNK_PredskazanieOtca</text:p>
          </table:table-cell>
          <table:table-cell office:value-type="time" office:time-value="PT03H58M00S">
            <text:p>3:58</text:p>
          </table:table-cell>
          <table:table-cell office:value-type="string">
            <text:p>YNK</text:p>
          </table:table-cell>
          <table:table-cell office:value-type="string">
            <text:p>есть напечатанный диалектный текст этой же сказки, taleX.jpg</text:p>
          </table:table-cell>
          <table:table-cell table:number-columns-repeated="1019"/>
        </table:table-row>
        <table:table-row table:style-name="ro1">
          <table:table-cell table:style-name="ce19" office:value-type="float" office:value="18">
            <text:p>18</text:p>
          </table:table-cell>
          <table:table-cell table:style-name="ce19" office:value-type="string">
            <text:p>190721_GS_TriSyna</text:p>
          </table:table-cell>
          <table:table-cell table:style-name="ce21" office:value-type="time" office:time-value="PT02H47M00S">
            <text:p>2:47</text:p>
          </table:table-cell>
          <table:table-cell table:style-name="ce19" office:value-type="string">
            <text:p>GS</text:p>
          </table:table-cell>
          <table:table-cell table:style-name="ce23" office:value-type="string">
            <text:p>сказка про трёх непослушных сыновей</text:p>
          </table:table-cell>
          <table:table-cell table:style-name="ce19"/>
          <table:table-cell table:style-name="ce19" office:value-type="string">
            <text:p>Азалия Закирова</text:p>
          </table:table-cell>
          <table:table-cell table:style-name="ce19" table:number-columns-repeated="19"/>
          <table:table-cell table:style-name="ce25" table:number-columns-repeated="99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90721_ZVF_Zajcy</text:p>
          </table:table-cell>
          <table:table-cell office:value-type="time" office:time-value="PT03H41M00S">
            <text:p>3:41</text:p>
          </table:table-cell>
          <table:table-cell office:value-type="string">
            <text:p>ZVF</text:p>
          </table:table-cell>
          <table:table-cell office:value-type="string">
            <text:p>про зайцев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90722_NG_Medvedi</text:p>
          </table:table-cell>
          <table:table-cell office:value-type="time" office:time-value="PT03H25M00S">
            <text:p>3:25</text:p>
          </table:table-cell>
          <table:table-cell office:value-type="string">
            <text:p>NG</text:p>
          </table:table-cell>
          <table:table-cell office:value-type="string">
            <text:p>про медведей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190723_GIS_Aldar</text:p>
          </table:table-cell>
          <table:table-cell office:value-type="time" office:time-value="PT03H18M00S">
            <text:p>3:18</text:p>
          </table:table-cell>
          <table:table-cell office:value-type="string">
            <text:p>GIS</text:p>
          </table:table-cell>
          <table:table-cell office:value-type="string">
            <text:p>сказка про Алдара и шайтана, но, кажется, не совсем та же самая</text:p>
          </table:table-cell>
          <table:table-cell table:number-columns-repeated="1019"/>
        </table:table-row>
        <table:table-row table:style-name="ro1">
          <table:table-cell table:style-name="ce19" office:value-type="float" office:value="46">
            <text:p>46</text:p>
          </table:table-cell>
          <table:table-cell table:style-name="ce19" office:value-type="string">
            <text:p>190726_RM_DedMedved</text:p>
          </table:table-cell>
          <table:table-cell table:style-name="ce21" office:value-type="time" office:time-value="PT02H19M00S">
            <text:p>2:19</text:p>
          </table:table-cell>
          <table:table-cell table:style-name="ce19" office:value-type="string">
            <text:p>RM</text:p>
          </table:table-cell>
          <table:table-cell table:style-name="ce23" office:value-type="string">
            <text:p>про медведя и деда</text:p>
          </table:table-cell>
          <table:table-cell table:style-name="ce19"/>
          <table:table-cell table:style-name="ce19" office:value-type="string">
            <text:p>Айгуль Хисамутдинова</text:p>
          </table:table-cell>
          <table:table-cell table:style-name="ce19" table:number-columns-repeated="19"/>
          <table:table-cell table:style-name="ce25" table:number-columns-repeated="998"/>
        </table:table-row>
        <table:table-row table:style-name="ro1">
          <table:table-cell table:style-name="ce20" office:value-type="float" office:value="49">
            <text:p>49</text:p>
          </table:table-cell>
          <table:table-cell table:style-name="ce20" office:value-type="string">
            <text:p>190727_AAK_Gora</text:p>
          </table:table-cell>
          <table:table-cell table:style-name="ce22" office:value-type="time" office:time-value="PT02H11M00S">
            <text:p>2:11</text:p>
          </table:table-cell>
          <table:table-cell table:style-name="ce20" office:value-type="string">
            <text:p>AAK</text:p>
          </table:table-cell>
          <table:table-cell table:style-name="ce24" office:value-type="string">
            <text:p>топонимическая легенда про горы</text:p>
          </table:table-cell>
          <table:table-cell table:style-name="ce20"/>
          <table:table-cell table:style-name="ce20" office:value-type="string">
            <text:p>Альфия Гайсина</text:p>
          </table:table-cell>
          <table:table-cell table:style-name="ce20" table:number-columns-repeated="19"/>
          <table:table-cell table:style-name="ce26" table:number-columns-repeated="99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90727_LI_Zukhra</text:p>
          </table:table-cell>
          <table:table-cell office:value-type="time" office:time-value="PT01H46M00S">
            <text:p>1:46</text:p>
          </table:table-cell>
          <table:table-cell office:value-type="string">
            <text:p>LI</text:p>
          </table:table-cell>
          <table:table-cell office:value-type="string">
            <text:p>очередной сюжет про падчерицу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190728_Kaf_Loshadi</text:p>
          </table:table-cell>
          <table:table-cell office:value-type="time" office:time-value="PT01H42M00S">
            <text:p>1:42</text:p>
          </table:table-cell>
          <table:table-cell office:value-type="string">
            <text:p>Kaf</text:p>
          </table:table-cell>
          <table:table-cell office:value-type="string">
            <text:p>что-то про лошадей от хорошей бабушки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90728_Kaf_ProKhleb</text:p>
          </table:table-cell>
          <table:table-cell office:value-type="time" office:time-value="PT01H20M00S">
            <text:p>1:20</text:p>
          </table:table-cell>
          <table:table-cell office:value-type="string">
            <text:p>Kaf</text:p>
          </table:table-cell>
          <table:table-cell office:value-type="string">
            <text:p>что-то про хлеб от хорошей бабушки</text:p>
          </table:table-cell>
          <table:table-cell/>
          <table:table-cell office:value-type="string">
            <text:p>Айгуль Хисамутдинова начала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190730_ZF_SemDevoushek</text:p>
          </table:table-cell>
          <table:table-cell office:value-type="time" office:time-value="PT02H54M00S">
            <text:p>2:54</text:p>
          </table:table-cell>
          <table:table-cell office:value-type="string">
            <text:p>ZF</text:p>
          </table:table-cell>
          <table:table-cell table:number-columns-repeated="2"/>
          <table:table-cell office:value-type="string">
            <text:p>ВГ?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190730_ZF_GusakILisa</text:p>
          </table:table-cell>
          <table:table-cell office:value-type="time" office:time-value="PT01H27M00S">
            <text:p>1:27</text:p>
          </table:table-cell>
          <table:table-cell office:value-type="string">
            <text:p>ZF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190730_ZF_Medved</text:p>
          </table:table-cell>
          <table:table-cell office:value-type="time" office:time-value="PT02H20M00S">
            <text:p>2:20</text:p>
          </table:table-cell>
          <table:table-cell office:value-type="string">
            <text:p>ZF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190730_ZF_Jozh</text:p>
          </table:table-cell>
          <table:table-cell office:value-type="time" office:time-value="PT02H21M00S">
            <text:p>2:21</text:p>
          </table:table-cell>
          <table:table-cell office:value-type="string">
            <text:p>ZF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190730_ZF_Gadjuka</text:p>
          </table:table-cell>
          <table:table-cell office:value-type="time" office:time-value="PT02H23M00S">
            <text:p>2:23</text:p>
          </table:table-cell>
          <table:table-cell office:value-type="string">
            <text:p>ZF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190730_ZF_Petukh</text:p>
          </table:table-cell>
          <table:table-cell office:value-type="time" office:time-value="PT03H06M00S">
            <text:p>3:06</text:p>
          </table:table-cell>
          <table:table-cell office:value-type="string">
            <text:p>ZF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190730_ZF_Muravej</text:p>
          </table:table-cell>
          <table:table-cell office:value-type="time" office:time-value="PT02H04M00S">
            <text:p>2:04</text:p>
          </table:table-cell>
          <table:table-cell office:value-type="string">
            <text:p>ZF</text:p>
          </table:table-cell>
          <table:table-cell table:number-columns-repeated="1020"/>
        </table:table-row>
        <table:table-row table:style-name="ro4" table:number-rows-repeated="2">
          <table:table-cell table:style-name="Default" table:number-columns-repeated="26"/>
          <table:table-cell table:number-columns-repeated="998"/>
        </table:table-row>
        <table:table-row table:style-name="ro5">
          <table:table-cell table:style-name="Default" table:number-columns-repeated="4"/>
          <table:table-cell table:style-name="Default" office:value-type="string">
            <text:p>доглоссировать клубок</text:p>
          </table:table-cell>
          <table:table-cell table:style-name="Default" table:number-columns-repeated="21"/>
          <table:table-cell table:number-columns-repeated="998"/>
        </table:table-row>
        <table:table-row table:style-name="ro5">
          <table:table-cell table:style-name="Default" table:number-columns-repeated="4"/>
          <table:table-cell table:style-name="Default" office:value-type="string">
            <text:p>найти затранскриьированные тексты</text:p>
          </table:table-cell>
          <table:table-cell table:style-name="Default" table:number-columns-repeated="21"/>
          <table:table-cell table:number-columns-repeated="998"/>
        </table:table-row>
        <table:table-row table:style-name="ro5">
          <table:table-cell table:style-name="Default" table:number-columns-repeated="4"/>
          <table:table-cell table:style-name="Default" office:value-type="string">
            <text:p>сделать парс по всем текстам корпуса</text:p>
          </table:table-cell>
          <table:table-cell table:style-name="Default" table:number-columns-repeated="21"/>
          <table:table-cell table:number-columns-repeated="998"/>
        </table:table-row>
        <table:table-row table:style-name="ro5">
          <table:table-cell table:style-name="Default" table:number-columns-repeated="4"/>
          <table:table-cell table:style-name="Default" office:value-type="string">
            <text:p>попробовать его на новом тексте</text:p>
          </table:table-cell>
          <table:table-cell table:style-name="Default" table:number-columns-repeated="21"/>
          <table:table-cell table:number-columns-repeated="998"/>
        </table:table-row>
        <table:named-expressions/>
      </table:table>
      <table:table table:name="tables" table:style-name="ta3">
        <office:forms form:automatic-focus="false" form:apply-design-mode="false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6" table:default-cell-style-name="Default"/>
        <table:table-column table:style-name="co6" table:number-columns-repeated="998" table:default-cell-style-name="Default"/>
        <table:table-row table:style-name="ro1">
          <table:table-cell/>
          <table:table-cell table:style-name="ce27" office:value-type="string">
            <text:p>Год рождения</text:p>
          </table:table-cell>
          <table:table-cell table:style-name="ce27" office:value-type="string">
            <text:p>Количество носителей</text:p>
          </table:table-cell>
          <table:table-cell table:style-name="ce27" office:value-type="string">
            <text:p>Продолжительность текстов</text:p>
          </table:table-cell>
          <table:table-cell table:number-columns-repeated="2"/>
          <table:table-cell table:style-name="ce27" office:value-type="string">
            <text:p>Год рождения</text:p>
          </table:table-cell>
          <table:table-cell table:style-name="ce27" office:value-type="string">
            <text:p>Количество носителей</text:p>
          </table:table-cell>
          <table:table-cell table:style-name="ce27" office:value-type="string">
            <text:p>Продолжительность текстов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string">
            <text:p>1928–194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72">
            <text:p>72</text:p>
          </table:table-cell>
          <table:table-cell table:number-columns-repeated="2"/>
          <table:table-cell table:style-name="ce28" office:value-type="string">
            <text:p>1928–1940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29">
            <text:p>29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string">
            <text:p>1941–195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123">
            <text:p>123</text:p>
          </table:table-cell>
          <table:table-cell table:number-columns-repeated="2"/>
          <table:table-cell table:style-name="ce28" office:value-type="string">
            <text:p>1941–1950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93">
            <text:p>93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string">
            <text:p>1951–196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98">
            <text:p>98</text:p>
          </table:table-cell>
          <table:table-cell table:number-columns-repeated="2"/>
          <table:table-cell table:style-name="ce28" office:value-type="string">
            <text:p>1951–196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72">
            <text:p>72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string">
            <text:p>1961–197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8">
            <text:p>18</text:p>
          </table:table-cell>
          <table:table-cell table:number-columns-repeated="2"/>
          <table:table-cell table:style-name="ce28" office:value-type="string">
            <text:p>1961–197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2">
            <text:p>42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string">
            <text:p>1971–198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2">
            <text:p>12</text:p>
          </table:table-cell>
          <table:table-cell table:number-columns-repeated="2"/>
          <table:table-cell table:style-name="ce28" office:value-type="string">
            <text:p>1971–198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4">
            <text:p>34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string">
            <text:p>2001–200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6">
            <text:p>6</text:p>
          </table:table-cell>
          <table:table-cell table:number-columns-repeated="2"/>
          <table:table-cell table:style-name="ce28" office:value-type="string">
            <text:p>1981–190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9" office:value-type="float" office:value="329">
            <text:p>329</text:p>
          </table:table-cell>
          <table:table-cell table:number-columns-repeated="2"/>
          <table:table-cell table:style-name="ce28" office:value-type="string">
            <text:p>1991–20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8" office:value-type="string">
            <text:p>2001–200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1">
            <text:p>1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7" office:value-type="string">
            <text:p>Жанр</text:p>
          </table:table-cell>
          <table:table-cell table:style-name="ce27" office:value-type="string">
            <text:p>Продолжительность текстов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8" office:value-type="string">
            <text:p>Легенды и сказки</text:p>
          </table:table-cell>
          <table:table-cell table:style-name="ce29" office:value-type="float" office:value="271">
            <text:p>27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>
            <text:p>Другие нарративные жанры</text:p>
          </table:table-cell>
          <table:table-cell table:style-name="ce2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8" office:value-type="string">
            <text:p>Истории из жизни</text:p>
          </table:table-cell>
          <table:table-cell table:style-name="ce29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8"/>
          <table:table-cell table:style-name="ce29" office:value-type="float" office:value="329">
            <text:p>329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8"/>
          <table:table-cell table:style-name="ce29"/>
          <table:table-cell table:number-columns-repeated="1014"/>
        </table:table-row>
        <table:table-row table:style-name="ro1">
          <table:table-cell table:number-columns-repeated="9"/>
          <table:table-cell>
            <draw:frame table:end-cell-address="tables.N31" table:end-x="0.1453in" table:end-y="0.1768in" draw:z-index="0" draw:name="Chart 1" draw:style-name="gr1" draw:text-style-name="P1" svg:width="5.4992in" svg:height="2.7713in" svg:x="0.2291in" svg:y="0.0209in">
              <draw:object draw:notify-on-update-of-ranges="tables.C24:tables.C31 tables.D23:tables.D23 tables.D24:tables.D31 tables.E23:tables.E23 tables.E24:tables.E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>
            <text:p>повторяющиеся сюжеты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string">
            <text:p>Год рождения</text:p>
          </table:table-cell>
          <table:table-cell table:style-name="ce30" office:value-type="string">
            <text:p>Устный корпус башкирского языка дер. Рахметово и с. Баимово </text:p>
          </table:table-cell>
          <table:table-cell table:style-name="ce4" office:value-type="string">
            <text:p>Корпус традиционных нарративов 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>
            <text:p>1928–1940</text:p>
          </table:table-cell>
          <table:table-cell table:style-name="ce29" office:value-type="float" office:value="29">
            <text:p>29</text:p>
          </table:table-cell>
          <table:table-cell table:style-name="ce29" office:value-type="float" office:value="72">
            <text:p>7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>
            <text:p>1941–1950</text:p>
          </table:table-cell>
          <table:table-cell table:style-name="ce29" office:value-type="float" office:value="93">
            <text:p>93</text:p>
          </table:table-cell>
          <table:table-cell table:style-name="ce29" office:value-type="float" office:value="123">
            <text:p>12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>
            <text:p>1951–1960</text:p>
          </table:table-cell>
          <table:table-cell table:style-name="ce29" office:value-type="float" office:value="72">
            <text:p>72</text:p>
          </table:table-cell>
          <table:table-cell table:style-name="ce29" office:value-type="float" office:value="98">
            <text:p>9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>
            <text:p>1961–1970</text:p>
          </table:table-cell>
          <table:table-cell table:style-name="ce29" office:value-type="float" office:value="42">
            <text:p>42</text:p>
          </table:table-cell>
          <table:table-cell table:style-name="ce29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>
            <text:p>1971–1980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>
            <text:p>1981–1900</text:p>
          </table:table-cell>
          <table:table-cell table:style-name="ce29" office:value-type="float" office:value="7">
            <text:p>7</text:p>
          </table:table-cell>
          <table:table-cell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>
            <text:p>1991–2000</text:p>
          </table:table-cell>
          <table:table-cell table:style-name="ce29" office:value-type="float" office:value="13">
            <text:p>13</text:p>
          </table:table-cell>
          <table:table-cell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>
            <text:p>2001–2005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6">
            <text:p>6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>
            <text:p>Жанр</text:p>
          </table:table-cell>
          <table:table-cell table:style-name="ce30" office:value-type="string">
            <text:p>Устный корпус башкирского языка дер. Рахметово и с. Баимово </text:p>
          </table:table-cell>
          <table:table-cell table:style-name="ce4" office:value-type="string">
            <text:p>Корпус традиционных нарративов 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8" office:value-type="string">
            <text:p>Описания ритуалов, рецепты, инструкции</text:p>
          </table:table-cell>
          <table:table-cell table:style-name="ce29" office:value-type="float" office:value="79">
            <text:p>7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8" office:value-type="string">
            <text:p>(Авто)биографии</text:p>
          </table:table-cell>
          <table:table-cell table:style-name="ce29" office:value-type="float" office:value="72">
            <text:p>7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8" office:value-type="string">
            <text:p>Истории из жизни</text:p>
          </table:table-cell>
          <table:table-cell table:style-name="ce29" office:value-type="float" office:value="55">
            <text:p>55</text:p>
          </table:table-cell>
          <table:table-cell table:style-name="ce4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8" office:value-type="string">
            <text:p>Легенды и сказки</text:p>
          </table:table-cell>
          <table:table-cell table:style-name="ce29" office:value-type="float" office:value="48">
            <text:p>48</text:p>
          </table:table-cell>
          <table:table-cell table:style-name="ce4" office:value-type="float" office:value="302">
            <text:p>30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8" office:value-type="string">
            <text:p>Размышления</text:p>
          </table:table-cell>
          <table:table-cell table:style-name="ce29" office:value-type="float" office:value="29">
            <text:p>2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8" office:value-type="string">
            <text:p>Пересказы фильмов</text:p>
          </table:table-cell>
          <table:table-cell table:style-name="ce29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8" office:value-type="string">
            <text:p>Диалоги</text:p>
          </table:table-cell>
          <table:table-cell table:style-name="ce29" office:value-type="float" office:value="7">
            <text:p>7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tables.J74" table:end-x="0.4894in" table:end-y="0.0724in" draw:z-index="1" draw:name="Chart 2" draw:style-name="gr1" draw:text-style-name="P1" svg:width="8.7795in" svg:height="4.8567in" svg:x="0.4063in" svg:y="0.0102in">
              <draw:object draw:notify-on-update-of-ranges="tables.H38:tables.H44 tables.I37:tables.I37 tables.I38:tables.I44 tables.J37:tables.J37 tables.J38:tables.J4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94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old_corpus" table:style-name="ta4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3" table:number-columns-repeated="24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name </text:p>
          </table:table-cell>
          <table:table-cell table:style-name="ce1" office:value-type="string">
            <text:p>Elan CorpA</text:p>
          </table:table-cell>
          <table:table-cell table:style-name="ce1" office:value-type="string">
            <text:p>comm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/>
          <table:table-cell table:style-name="ce31" office:value-type="string">
            <text:p>110700_rtk_rrg_Dialog_o_postuplenii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2" office:value-type="string">
            <text:p>110704_ngg_Detskij_sad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10704_rmm_Moi_deti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10704_rza_Biografij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10705_iaj_Semj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10710_aga_Uchjoba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ice example with SA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10715_bbm_Sibaj-kanton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10715_ldn_Repk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10716_bbm_Ajsar-mull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10716_bbm_Aslaj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/>
          <table:table-cell table:style-name="ce31" office:value-type="string">
            <text:p>110717_gaj_Dialog_o_muzh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2" office:value-type="string">
            <text:p>110717_rmm_Ekzamen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10717_zmg_Nazvanija_gor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10720_zdn_Lenivye_synovja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10721_gaj_Istorija_Raxmetovo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20704_rmm_Rozhdenie_vnuk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20705_rmm_Prizyvanie_dozhdj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20711_gaj_Bashkirskij_jazyk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20711_rrg_Istorija_kolxoz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30700_gaj_Devushka_na_lune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00_lsm_Dva_brat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00_rgj_Reka_Agzam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00_rgj_Odna_devochk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00_rmm_Rajskie_jablochki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00_rmm_Raja_i_Klavdij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06_nfg_Moja_semj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30706_rmm_Ramadan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11_rgj_Semj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15_bbm_Krazh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15_gaj_Novaja_shkol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30719_rmm_Kak_gotovit_qaq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40706_iim_Dedushka_u_vrach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40706_iim_Dialektnye_razlichij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40706_iim_Obman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40706_iim_Zheltye_botinki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40707_izg_Batyr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40707_izg_Lenivyj_malchik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33" office:value-type="string">
            <text:p>140707_lba_Estafet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no RD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40707_lba_Kolgotki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40707_lba_Obshchezhitie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/>
          <table:table-cell table:style-name="ce31" office:value-type="string">
            <text:p>140707_lba_Rabota_s_detmi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08_izg_Devochka_na_lune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08_ksg_Rozhdenie_detey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08_rmm_Gazet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09_izg_Kolobok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09_mjj_fmj_Zhizn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09_mjj_fmj_Zhizn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0_dhm_Kak_dobratsja_do_Ufy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0_fmj_Katyk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0_ggs_Rabota_i_zhizn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0_ggs_Raskulachivanie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0_zmj_Кurut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2_rja_Pomolvk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5_lba_Otec-oxotnik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5_lba_Razgovor_ob_oxote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6_gaj_Soljonoe_ozero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6_iliB_Mezhnacionalnye_otnoshenij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6_ksg_Zhizn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6_mtsB_Kak_pekut_xleb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6_mtsB_Konkurs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7_ksg_Odezhd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7_ksg_Kak_nosili_platok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8_rja_Kurban-bajram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9_aamB_Koldovstvo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9_aamB_Vojn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9_grg_Film_s_volkami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9_grg_Poxod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9_mfsB_Domovoj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19_rsmB_Zhizn_otc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20_ksg_Svadb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40720_ksg_Stroitelstvo_mecheti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04_rrm_Rabota_uchitelem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06_lsm_Prizrak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08_img_Kljuchi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14_aamB_Sak_i_Suk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16_aamB_Devushka_na_lune.wav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16_aamB_Jama_Fatimy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16_aamB_Omut_Jamili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16_aamB_Skala_Idris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18_izg_Jaichnic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23_gru_Obrjady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23_gru_Rozhdenie_detej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50723_gru_Svadebnye_obrjady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60815_rkhB_Bashkirskij_i_russkij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60817_rmm_Vengrij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60818_mmmT_Dzhinny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2" office:value-type="string">
            <text:p>160819_aamB_Byk_i_xleb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2" office:value-type="string">
            <text:p>160819_mfsB_Mashina_nochju_1</text:p>
          </table:table-cell>
          <table:table-cell table:style-name="ce2" office:value-type="string">
            <text:p>don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/>
          <table:table-cell table:style-name="ce31" office:value-type="string">
            <text:p>160819_mfsB_Mashina_nochju_2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70709_nsgB_Buz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70709_nsgB_Detstvo_v_derevne_Kolxoz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70711_mfsB_Demony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70711_mfsB_Pritch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70712_gmxB_Vo_vremja_i_posle_vojny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70714_nsgB_Abzelil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70714_rkhB_Zaxoronenija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>
            <text:p>170716_ggmT_Zamuzhestvo</text:p>
          </table:table-cell>
          <table:table-cell table:number-columns-repeated="1022"/>
        </table:table-row>
        <table:table-row table:style-name="ro1" table:number-rows-repeated="90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texts_ElanCorpA" table:style-name="ta5">
        <office:forms form:automatic-focus="false" form:apply-design-mode="false"/>
        <table:table-column table:style-name="co12" table:default-cell-style-name="Default"/>
        <table:table-column table:style-name="co14" table:default-cell-style-name="Default"/>
        <table:table-column table:style-name="co3" table:number-columns-repeated="24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duration</text:p>
          </table:table-cell>
          <table:table-cell table:style-name="ce14" office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190726_GZV_Zagadka1</text:p>
          </table:table-cell>
          <table:table-cell table:style-name="ce10" office:value-type="time" office:time-value="PT02H43M00S">
            <text:p>2:43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190726_GZV_Zagadka2</text:p>
          </table:table-cell>
          <table:table-cell table:style-name="ce10" office:value-type="time" office:time-value="PT00H42M00S">
            <text:p>0:42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190719_YNK_KonITelega</text:p>
          </table:table-cell>
          <table:table-cell table:style-name="ce10" office:value-type="time" office:time-value="PT01H15M00S">
            <text:p>1:15</text:p>
          </table:table-cell>
          <table:table-cell table:number-columns-repeated="1021"/>
        </table:table-row>
        <table:table-row table:style-name="ro1" table:number-rows-repeated="99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text_transcribed" table:style-name="ta6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3" table:number-columns-repeated="24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assistant</text:p>
          </table:table-cell>
          <table:table-cell table:style-name="ce1" office:value-type="string">
            <text:p>comments</text:p>
          </table:table-cell>
          <table:table-cell table:number-columns-repeated="1019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2" office:value-type="string">
            <text:p>190719_YNK_KonITelega</text:p>
          </table:table-cell>
          <table:table-cell table:style-name="ce10" office:value-type="time" office:time-value="PT01H15M00S">
            <text:p>1:15</text:p>
          </table:table-cell>
          <table:table-cell table:style-name="ce7" office:value-type="string">
            <text:p>MF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34" office:value-type="string">
            <text:p>190721_GA_Pticy</text:p>
          </table:table-cell>
          <table:table-cell table:style-name="ce10" office:value-type="time" office:time-value="PT02H12M00S">
            <text:p>2:12</text:p>
          </table:table-cell>
          <table:table-cell table:style-name="ce7" office:value-type="string">
            <text:p>MF</text:p>
          </table:table-cell>
          <table:table-cell table:number-columns-repeated="1020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5" office:value-type="string">
            <text:p>190720_FN_Klubok</text:p>
          </table:table-cell>
          <table:table-cell table:style-name="ce10" office:value-type="time" office:time-value="PT04H41M00S">
            <text:p>4:41</text:p>
          </table:table-cell>
          <table:table-cell table:style-name="ce7" office:value-type="string">
            <text:p>MF</text:p>
          </table:table-cell>
          <table:table-cell table:number-columns-repeated="1020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35" office:value-type="string">
            <text:p>190720_MV_Volk</text:p>
          </table:table-cell>
          <table:table-cell table:style-name="ce10" office:value-type="time" office:time-value="PT02H46M00S">
            <text:p>2:46</text:p>
          </table:table-cell>
          <table:table-cell table:style-name="ce7" office:value-type="string">
            <text:p>RS</text:p>
          </table:table-cell>
          <table:table-cell table:number-columns-repeated="1020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34" office:value-type="string">
            <text:p>190721_RS_Tale1</text:p>
          </table:table-cell>
          <table:table-cell table:style-name="ce10" office:value-type="time" office:time-value="PT01H59M00S">
            <text:p>1:59</text:p>
          </table:table-cell>
          <table:table-cell table:style-name="ce7" office:value-type="string">
            <text:p>RS</text:p>
          </table:table-cell>
          <table:table-cell table:number-columns-repeated="1020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36" office:value-type="string">
            <text:p>190722_ZF_VetrjanajaTelega</text:p>
          </table:table-cell>
          <table:table-cell table:style-name="ce10" office:value-type="time" office:time-value="PT02H55M00S">
            <text:p>2:55</text:p>
          </table:table-cell>
          <table:table-cell table:style-name="ce7" office:value-type="string">
            <text:p>RS</text:p>
          </table:table-cell>
          <table:table-cell table:style-name="ce4" office:value-type="string">
            <text:p>в конце нужно будет дописать перевод</text:p>
          </table:table-cell>
          <table:table-cell table:number-columns-repeated="1019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2" office:value-type="string">
            <text:p>190726_GZV_Zagadka1</text:p>
          </table:table-cell>
          <table:table-cell table:style-name="ce10" office:value-type="time" office:time-value="PT02H43M00S">
            <text:p>2:43</text:p>
          </table:table-cell>
          <table:table-cell table:style-name="ce7" office:value-type="string">
            <text:p>LI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2" office:value-type="string">
            <text:p>190726_GZV_Zagadka2</text:p>
          </table:table-cell>
          <table:table-cell table:style-name="ce10" office:value-type="time" office:time-value="PT00H42M00S">
            <text:p>0:42</text:p>
          </table:table-cell>
          <table:table-cell table:style-name="ce7" office:value-type="string">
            <text:p>LI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7" office:value-type="string">
            <text:p>190719_YNK_SkazalSdelal</text:p>
          </table:table-cell>
          <table:table-cell table:style-name="ce10" office:value-type="time" office:time-value="PT02H46M00S">
            <text:p>2:46</text:p>
          </table:table-cell>
          <table:table-cell table:style-name="ce7" office:value-type="string">
            <text:p>RS</text:p>
          </table:table-cell>
          <table:table-cell table:style-name="ce7" table:number-columns-repeated="22"/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translations" table:style-name="ta7"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3" table:number-columns-repeated="21" table:default-cell-style-name="Default"/>
        <table:table-column table:style-name="co6" table:number-columns-repeated="998" table:default-cell-style-name="Default"/>
        <table:table-row table:style-name="ro1">
          <table:table-cell table:style-name="ce4" office:value-type="string">
            <text:p>Nr</text:p>
          </table:table-cell>
          <table:table-cell table:style-name="ce4" office:value-type="string">
            <text:p>ft@SP1</text:p>
          </table:table-cell>
          <table:table-cell table:style-name="ce4" office:value-type="string">
            <text:p>Begin Time</text:p>
          </table:table-cell>
          <table:table-cell table:style-name="ce4" office:value-type="string">
            <text:p>End Time</text:p>
          </table:table-cell>
          <table:table-cell table:style-name="ce4" office:value-type="string">
            <text:p>Duration</text:p>
          </table:table-cell>
          <table:table-cell table:number-columns-repeated="1019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Когда я была маленькой, было время войны, моя старшая сестра оставалась одна дома, ой, я одна дома оставалась, моя старшая сестра ходила в школу.</text:p>
          </table:table-cell>
          <table:table-cell table:style-name="ce4" office:value-type="string">
            <text:p>00:00:00.740</text:p>
          </table:table-cell>
          <table:table-cell table:style-name="ce4" office:value-type="string">
            <text:p>00:00:10.980</text:p>
          </table:table-cell>
          <table:table-cell table:style-name="ce4" office:value-type="string">
            <text:p>00:00:10.240</text:p>
          </table:table-cell>
          <table:table-cell/>
          <table:table-cell table:style-name="ce4" office:value-type="string">
            <text:p>When I was little, there was a time of war, my older sister stayed home alone, oh, I stayed home alone, my older sister went to school.</text:p>
          </table:table-cell>
          <table:table-cell table:number-columns-repeated="101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Тогда в деревне открыли детский сад для детей.</text:p>
          </table:table-cell>
          <table:table-cell table:style-name="ce4" office:value-type="string">
            <text:p>00:00:11.550</text:p>
          </table:table-cell>
          <table:table-cell table:style-name="ce4" office:value-type="string">
            <text:p>00:00:16.300</text:p>
          </table:table-cell>
          <table:table-cell table:style-name="ce4" office:value-type="string">
            <text:p>00:00:04.750</text:p>
          </table:table-cell>
          <table:table-cell/>
          <table:table-cell table:style-name="ce4" office:value-type="string">
            <text:p>Then a kindergarten for children was opened in the village.</text:p>
          </table:table-cell>
          <table:table-cell table:number-columns-repeated="101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Открыли детский сад для семей голодающих, нуждающихся людей... детей.</text:p>
          </table:table-cell>
          <table:table-cell table:style-name="ce4" office:value-type="string">
            <text:p>00:00:16.670</text:p>
          </table:table-cell>
          <table:table-cell table:style-name="ce4" office:value-type="string">
            <text:p>00:00:23.640</text:p>
          </table:table-cell>
          <table:table-cell table:style-name="ce4" office:value-type="string">
            <text:p>00:00:06.970</text:p>
          </table:table-cell>
          <table:table-cell/>
          <table:table-cell table:style-name="ce4" office:value-type="string">
            <text:p>They opened a kindergarten for families starving, needy people ... children.</text:p>
          </table:table-cell>
          <table:table-cell table:number-columns-repeated="101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Тогда меня дома запирали и уходили, я открывала окно и убегала.</text:p>
          </table:table-cell>
          <table:table-cell table:style-name="ce4" office:value-type="string">
            <text:p>00:00:24.270</text:p>
          </table:table-cell>
          <table:table-cell table:style-name="ce4" office:value-type="string">
            <text:p>00:00:28.520</text:p>
          </table:table-cell>
          <table:table-cell table:style-name="ce4" office:value-type="string">
            <text:p>00:00:04.250</text:p>
          </table:table-cell>
          <table:table-cell/>
          <table:table-cell table:style-name="ce4" office:value-type="string">
            <text:p>Then they locked me up and left at home, I opened the window and ran away.</text:p>
          </table:table-cell>
          <table:table-cell table:number-columns-repeated="101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Мне одной ведь не хотелось сидеть дома.</text:p>
          </table:table-cell>
          <table:table-cell table:style-name="ce4" office:value-type="string">
            <text:p>00:00:29.350</text:p>
          </table:table-cell>
          <table:table-cell table:style-name="ce4" office:value-type="string">
            <text:p>00:00:32.330</text:p>
          </table:table-cell>
          <table:table-cell table:style-name="ce4" office:value-type="string">
            <text:p>00:00:02.980</text:p>
          </table:table-cell>
          <table:table-cell/>
          <table:table-cell table:style-name="ce4" office:value-type="string">
            <text:p>I didn’t want to sit at home alone.</text:p>
          </table:table-cell>
          <table:table-cell table:number-columns-repeated="101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Тогда потом моя мама стала меня водить, моя мама работала в детском саду поваром.</text:p>
          </table:table-cell>
          <table:table-cell table:style-name="ce4" office:value-type="string">
            <text:p>00:00:32.720</text:p>
          </table:table-cell>
          <table:table-cell table:style-name="ce4" office:value-type="string">
            <text:p>00:00:37.560</text:p>
          </table:table-cell>
          <table:table-cell table:style-name="ce4" office:value-type="string">
            <text:p>00:00:04.840</text:p>
          </table:table-cell>
          <table:table-cell/>
          <table:table-cell table:style-name="ce4" office:value-type="string">
            <text:p>Then then my mother began to drive me, my mother worked as a cook in kindergarten.</text:p>
          </table:table-cell>
          <table:table-cell table:number-columns-repeated="101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Там две женщины работали. Одна воспитательница.</text:p>
          </table:table-cell>
          <table:table-cell table:style-name="ce4" office:value-type="string">
            <text:p>00:00:38.300</text:p>
          </table:table-cell>
          <table:table-cell table:style-name="ce4" office:value-type="string">
            <text:p>00:00:42.120</text:p>
          </table:table-cell>
          <table:table-cell table:style-name="ce4" office:value-type="string">
            <text:p>00:00:03.820</text:p>
          </table:table-cell>
          <table:table-cell/>
          <table:table-cell table:style-name="ce4" office:value-type="string">
            <text:p>Two women worked there. One teacher.</text:p>
          </table:table-cell>
          <table:table-cell table:number-columns-repeated="101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Там у нас жила в квартире, <text:s/>из другого места приехала и работала.</text:p>
          </table:table-cell>
          <table:table-cell table:style-name="ce4" office:value-type="string">
            <text:p>00:00:42.680</text:p>
          </table:table-cell>
          <table:table-cell table:style-name="ce4" office:value-type="string">
            <text:p>00:00:46.310</text:p>
          </table:table-cell>
          <table:table-cell table:style-name="ce4" office:value-type="string">
            <text:p>00:00:03.630</text:p>
          </table:table-cell>
          <table:table-cell/>
          <table:table-cell table:style-name="ce4" office:value-type="string">
            <text:p>There we lived in an apartment, came from another place and worked.</text:p>
          </table:table-cell>
          <table:table-cell table:number-columns-repeated="101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Потом вот надоело сидеть, не хотела играть с этими, мальчиков... там достаточно уже эти, это... постарше мальчики были.</text:p>
          </table:table-cell>
          <table:table-cell table:style-name="ce4" office:value-type="string">
            <text:p>00:00:47.160</text:p>
          </table:table-cell>
          <table:table-cell table:style-name="ce4" office:value-type="string">
            <text:p>00:00:58.210</text:p>
          </table:table-cell>
          <table:table-cell table:style-name="ce4" office:value-type="string">
            <text:p>00:00:11.050</text:p>
          </table:table-cell>
          <table:table-cell/>
          <table:table-cell table:style-name="ce4" office:value-type="string">
            <text:p>Then I was tired of sitting, I didn’t want to play with these boys, they were already enough there, this ... the boys were older.</text:p>
          </table:table-cell>
          <table:table-cell table:number-columns-repeated="1017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Я собрала их, девочек, мы убежали в горы.</text:p>
          </table:table-cell>
          <table:table-cell table:style-name="ce4" office:value-type="string">
            <text:p>00:00:59.520</text:p>
          </table:table-cell>
          <table:table-cell table:style-name="ce4" office:value-type="string">
            <text:p>00:01:02.120</text:p>
          </table:table-cell>
          <table:table-cell table:style-name="ce4" office:value-type="string">
            <text:p>00:00:02.600</text:p>
          </table:table-cell>
          <table:table-cell/>
          <table:table-cell table:style-name="ce4" office:value-type="string">
            <text:p>I gathered them, girls, we fled to the mountains.</text:p>
          </table:table-cell>
          <table:table-cell table:number-columns-repeated="1017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Мы убежали, гуляли-гуляли, врачи приехали, уколы колют, говорят, мы убежали.</text:p>
          </table:table-cell>
          <table:table-cell table:style-name="ce4" office:value-type="string">
            <text:p>00:01:02.930</text:p>
          </table:table-cell>
          <table:table-cell table:style-name="ce4" office:value-type="string">
            <text:p>00:01:07.850</text:p>
          </table:table-cell>
          <table:table-cell table:style-name="ce4" office:value-type="string">
            <text:p>00:00:04.920</text:p>
          </table:table-cell>
          <table:table-cell/>
          <table:table-cell table:style-name="ce4" office:value-type="string">
            <text:p>We ran away, walked, walked, the doctors arrived, injected with injections, they say we ran away.</text:p>
          </table:table-cell>
          <table:table-cell table:number-columns-repeated="1017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Потом те дети: "Мы проголодались, за тобой пришли!"</text:p>
          </table:table-cell>
          <table:table-cell table:style-name="ce4" office:value-type="string">
            <text:p>00:01:08.680</text:p>
          </table:table-cell>
          <table:table-cell table:style-name="ce4" office:value-type="string">
            <text:p>00:01:11.930</text:p>
          </table:table-cell>
          <table:table-cell table:style-name="ce4" office:value-type="string">
            <text:p>00:00:03.250</text:p>
          </table:table-cell>
          <table:table-cell/>
          <table:table-cell table:style-name="ce4" office:value-type="string">
            <text:p>Then those children: "We are hungry, they came for you!"</text:p>
          </table:table-cell>
          <table:table-cell table:number-columns-repeated="1017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Сказали: "Давай, пойдем обратно", -- и увели меня.</text:p>
          </table:table-cell>
          <table:table-cell table:style-name="ce4" office:value-type="string">
            <text:p>00:01:12.580</text:p>
          </table:table-cell>
          <table:table-cell table:style-name="ce4" office:value-type="string">
            <text:p>00:01:15.330</text:p>
          </table:table-cell>
          <table:table-cell table:style-name="ce4" office:value-type="string">
            <text:p>00:00:02.750</text:p>
          </table:table-cell>
          <table:table-cell/>
          <table:table-cell table:style-name="ce4" office:value-type="string">
            <text:p>They said: “Come on, let's go back,” and they took me away.</text:p>
          </table:table-cell>
          <table:table-cell table:number-columns-repeated="1017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Мы пошли, -- когда мы пришли, врачи сидели, ждали нас, спрятавшись.</text:p>
          </table:table-cell>
          <table:table-cell table:style-name="ce4" office:value-type="string">
            <text:p>00:01:15.560</text:p>
          </table:table-cell>
          <table:table-cell table:style-name="ce4" office:value-type="string">
            <text:p>00:01:19.210</text:p>
          </table:table-cell>
          <table:table-cell table:style-name="ce4" office:value-type="string">
            <text:p>00:00:03.650</text:p>
          </table:table-cell>
          <table:table-cell/>
          <table:table-cell table:style-name="ce4" office:value-type="string">
            <text:p>We went - when we arrived, the doctors were sitting, waiting for us, hiding.</text:p>
          </table:table-cell>
          <table:table-cell table:number-columns-repeated="1017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Говорят, что я, мол, людей подстрекала, и мне первой ставят укол.</text:p>
          </table:table-cell>
          <table:table-cell table:style-name="ce4" office:value-type="string">
            <text:p>00:01:20.120</text:p>
          </table:table-cell>
          <table:table-cell table:style-name="ce4" office:value-type="string">
            <text:p>00:01:26.870</text:p>
          </table:table-cell>
          <table:table-cell table:style-name="ce4" office:value-type="string">
            <text:p>00:00:06.750</text:p>
          </table:table-cell>
          <table:table-cell/>
          <table:table-cell table:style-name="ce4" office:value-type="string">
            <text:p>They say that I supposedly incited people, and they give me the first injection.</text:p>
          </table:table-cell>
          <table:table-cell table:number-columns-repeated="1017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Так вот вела себя... хоть маленькой была, зачинщицей была.</text:p>
          </table:table-cell>
          <table:table-cell table:style-name="ce4" office:value-type="string">
            <text:p>00:01:28.289</text:p>
          </table:table-cell>
          <table:table-cell table:style-name="ce4" office:value-type="string">
            <text:p>00:01:33.930</text:p>
          </table:table-cell>
          <table:table-cell table:style-name="ce4" office:value-type="string">
            <text:p>00:00:05.641</text:p>
          </table:table-cell>
          <table:table-cell/>
          <table:table-cell table:style-name="ce4" office:value-type="string">
            <text:p>So behaved ... even though she was small, she was an instigator.</text:p>
          </table:table-cell>
          <table:table-cell table:number-columns-repeated="1017"/>
        </table:table-row>
        <table:table-row table:style-name="ro1" table:number-rows-repeated="98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viki" table:base-cell-address="$texts_all.$A$1" table:cell-range-address="$translations.$A$1:.$F$17"/>
        </table:named-expressions>
      </table:table>
      <table:table table:name="people" table:style-name="ta8">
        <office:forms form:automatic-focus="false" form:apply-design-mode="false"/>
        <table:table-column table:style-name="co20" table:default-cell-style-name="Default"/>
        <table:table-column table:style-name="co3" table:number-columns-repeated="7" table:default-cell-style-name="Default"/>
        <table:table-column table:style-name="co21" table:default-cell-style-name="Default"/>
        <table:table-column table:style-name="co3" table:number-columns-repeated="17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bbreviation</text:p>
          </table:table-cell>
          <table:table-cell table:style-name="ce1" office:value-type="string">
            <text:p>place of recording</text:p>
          </table:table-cell>
          <table:table-cell table:style-name="ce1" office:value-type="string">
            <text:p>date of birth</text:p>
          </table:table-cell>
          <table:table-cell table:style-name="ce1" office:value-type="string">
            <text:p>place of birth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languages</text:p>
          </table:table-cell>
          <table:table-cell table:style-name="ce1" office:value-type="string">
            <text:p>contacts</text:p>
          </table:table-cell>
          <table:table-cell table:style-name="ce1" office:value-type="string">
            <text:p>agreement</text:p>
          </table:table-cell>
          <table:table-cell table:style-name="ce1" office:value-type="string">
            <text:p>comments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Базгутдин Султанбеков</text:p>
          </table:table-cell>
          <table:table-cell table:style-name="ce4" office:value-type="string">
            <text:p>BS</text:p>
          </table:table-cell>
          <table:table-cell table:style-name="ce4" office:value-type="string">
            <text:p>Усаклы</text:p>
          </table:table-cell>
          <table:table-cell table:style-name="ce4" office:value-type="float" office:value="1927">
            <text:p>1927</text:p>
          </table:table-cell>
          <table:table-cell table:style-name="ce4" office:value-type="string">
            <text:p>Кулмас (Белорецкий р-н)</text:p>
          </table:table-cell>
          <table:table-cell table:style-name="ce4" office:value-type="string">
            <text:p>м</text:p>
          </table:table-cell>
          <table:table-cell table:style-name="ce4" office:value-type="string">
            <text:p>башкирский, русский</text:p>
          </table:table-cell>
          <table:table-cell table:style-name="ce4" office:value-type="string">
            <text:p>Лиля</text:p>
          </table:table-cell>
          <table:table-cell table:style-name="ce4" office:value-type="string">
            <text:p>190720_BS_Agreement</text:p>
          </table:table-cell>
          <table:table-cell table:style-name="ce4" office:value-type="string">
            <text:p>дедушка, который постоянно рассказывает, как воевал в Японии</text:p>
          </table:table-cell>
          <table:table-cell table:number-columns-repeated="1013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4" office:value-type="string">
            <text:p>Мэриуэт Даутова</text:p>
          </table:table-cell>
          <table:table-cell table:style-name="ce4" office:value-type="string">
            <text:p>MD</text:p>
          </table:table-cell>
          <table:table-cell table:style-name="ce4" office:value-type="string">
            <text:p>Еникеево</text:p>
          </table:table-cell>
          <table:table-cell table:style-name="ce4" office:value-type="float" office:value="1932">
            <text:p>1932</text:p>
          </table:table-cell>
          <table:table-cell table:style-name="ce4" office:value-type="string">
            <text:p>Туишево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 (5 классов школы)</text:p>
          </table:table-cell>
          <table:table-cell/>
          <table:table-cell table:style-name="ce4" office:value-type="string">
            <text:p>190725_MD_Agreement</text:p>
          </table:table-cell>
          <table:table-cell table:number-columns-repeated="1014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Галия Сагитдинова</text:p>
          </table:table-cell>
          <table:table-cell table:style-name="ce4" office:value-type="string">
            <text:p>GS</text:p>
          </table:table-cell>
          <table:table-cell table:style-name="ce4" office:value-type="string">
            <text:p>Кызгы</text:p>
          </table:table-cell>
          <table:table-cell table:style-name="ce4" office:value-type="float" office:value="1937">
            <text:p>1937</text:p>
          </table:table-cell>
          <table:table-cell table:style-name="ce4" office:value-type="string">
            <text:p>Родинский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4" office:value-type="string">
            <text:p>Лиля</text:p>
          </table:table-cell>
          <table:table-cell table:style-name="ce4" office:value-type="string">
            <text:p>190721_GS_Agreement</text:p>
          </table:table-cell>
          <table:table-cell table:number-columns-repeated="1014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Фаузия Taхетдинова</text:p>
          </table:table-cell>
          <table:table-cell table:style-name="ce4" office:value-type="string">
            <text:p>FT</text:p>
          </table:table-cell>
          <table:table-cell table:style-name="ce4" office:value-type="string">
            <text:p>Кызгы</text:p>
          </table:table-cell>
          <table:table-cell table:style-name="ce4" office:value-type="float" office:value="1941">
            <text:p>1941</text:p>
          </table:table-cell>
          <table:table-cell table:style-name="ce4" office:value-type="string">
            <text:p>Кызгы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4" office:value-type="string">
            <text:p>Лиля</text:p>
          </table:table-cell>
          <table:table-cell table:style-name="ce4" office:value-type="string">
            <text:p>190720_AT_Agreement</text:p>
          </table:table-cell>
          <table:table-cell table:style-name="ce4" office:value-type="string">
            <text:p>стеснительная бабушка с выдающимся голосом</text:p>
          </table:table-cell>
          <table:table-cell table:number-columns-repeated="101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Роза Мухаметовна Габбасова</text:p>
          </table:table-cell>
          <table:table-cell table:style-name="ce4" office:value-type="string">
            <text:p>RMG</text:p>
          </table:table-cell>
          <table:table-cell table:style-name="ce4" office:value-type="string">
            <text:p>Архангельское</text:p>
          </table:table-cell>
          <table:table-cell table:style-name="ce4" office:value-type="float" office:value="1943">
            <text:p>1943</text:p>
          </table:table-cell>
          <table:table-cell table:style-name="ce4" office:value-type="string">
            <text:p>Айтменбеково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872558364</text:p>
          </table:table-cell>
          <table:table-cell table:style-name="ce4" office:value-type="string">
            <text:p>190719_RMG_agreement</text:p>
          </table:table-cell>
          <table:table-cell table:style-name="ce4" office:value-type="string">
            <text:p>пишет сама сказки про пчёлок и Уфу будущего</text:p>
          </table:table-cell>
          <table:table-cell table:number-columns-repeated="1013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4" office:value-type="string">
            <text:p>Гаяр Зиннадович Валеев</text:p>
          </table:table-cell>
          <table:table-cell table:style-name="ce4" office:value-type="string">
            <text:p>GZV</text:p>
          </table:table-cell>
          <table:table-cell table:style-name="ce4" office:value-type="string">
            <text:p>Туишево</text:p>
          </table:table-cell>
          <table:table-cell table:style-name="ce4" office:value-type="float" office:value="1945">
            <text:p>1945</text:p>
          </table:table-cell>
          <table:table-cell table:style-name="ce4" office:value-type="string">
            <text:p>Туишево</text:p>
          </table:table-cell>
          <table:table-cell table:style-name="ce4" office:value-type="string">
            <text:p>м</text:p>
          </table:table-cell>
          <table:table-cell table:style-name="ce4" office:value-type="string">
            <text:p>башкирский, русский</text:p>
          </table:table-cell>
          <table:table-cell/>
          <table:table-cell table:style-name="ce4" office:value-type="string">
            <text:p>190726_GZV_Agreement</text:p>
          </table:table-cell>
          <table:table-cell table:style-name="ce4" office:value-type="string">
            <text:p>очень милый мужчина, его отца записывал Сулейманов, пытается вспомнить сказки отца</text:p>
          </table:table-cell>
          <table:table-cell table:number-columns-repeated="1013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4" office:value-type="string">
            <text:p>Вабиля Загитовна Гумерова</text:p>
          </table:table-cell>
          <table:table-cell table:style-name="ce4" office:value-type="string">
            <text:p>VZG</text:p>
          </table:table-cell>
          <table:table-cell table:style-name="ce4" office:value-type="string">
            <text:p>Аслаево</text:p>
          </table:table-cell>
          <table:table-cell table:style-name="ce4" office:value-type="float" office:value="1948">
            <text:p>1948</text:p>
          </table:table-cell>
          <table:table-cell table:style-name="ce4" office:value-type="string">
            <text:p>Булатово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4" office:value-type="string">
            <text:p>отправить вк Альбине Азнабаевой</text:p>
          </table:table-cell>
          <table:table-cell table:style-name="ce4" office:value-type="string">
            <text:p>190726_VZG_Agreement</text:p>
          </table:table-cell>
          <table:table-cell table:style-name="ce4" office:value-type="string">
            <text:p>очень милая подруга Мидхата и Раили, учительница башкирского</text:p>
          </table:table-cell>
          <table:table-cell table:number-columns-repeated="101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Юсупова Насия Хамидуловна</text:p>
          </table:table-cell>
          <table:table-cell table:style-name="ce4" office:value-type="string">
            <text:p>YNK</text:p>
          </table:table-cell>
          <table:table-cell table:style-name="ce4" office:value-type="string">
            <text:p>Абзаново</text:p>
          </table:table-cell>
          <table:table-cell table:style-name="ce4" office:value-type="float" office:value="1949">
            <text:p>1949</text:p>
          </table:table-cell>
          <table:table-cell table:style-name="ce4" office:value-type="string">
            <text:p>Кумурлы (Архангельский р-н)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610413160 Наза (дочь)</text:p>
          </table:table-cell>
          <table:table-cell table:style-name="ce4" office:value-type="string">
            <text:p>190719_YNK_agreement</text:p>
          </table:table-cell>
          <table:table-cell table:style-name="ce4" office:value-type="string">
            <text:p>50 лет назад написала курсовую про абзановский говор, хорошо рассказывает</text:p>
          </table:table-cell>
          <table:table-cell table:number-columns-repeated="1013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Гульсира Исламовна Салаватова</text:p>
          </table:table-cell>
          <table:table-cell table:style-name="ce4" office:value-type="string">
            <text:p>GIS</text:p>
          </table:table-cell>
          <table:table-cell table:style-name="ce4" office:value-type="string">
            <text:p>Зуяково</text:p>
          </table:table-cell>
          <table:table-cell table:style-name="ce4" office:value-type="float" office:value="1949">
            <text:p>1949</text:p>
          </table:table-cell>
          <table:table-cell table:style-name="ce4" office:value-type="string">
            <text:p>Габдюково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371533799 Амина</text:p>
          </table:table-cell>
          <table:table-cell table:style-name="ce4" office:value-type="string">
            <text:p>190723_GIS_Agreement</text:p>
          </table:table-cell>
          <table:table-cell table:style-name="ce4" office:value-type="string">
            <text:p>супер-бабаушка 2018?, рассказывает неплохо, но стесняется, работает в магазине на набережной</text:p>
          </table:table-cell>
          <table:table-cell table:number-columns-repeated="1013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Маинсия Валеева</text:p>
          </table:table-cell>
          <table:table-cell table:style-name="ce4" office:value-type="string">
            <text:p>MV</text:p>
          </table:table-cell>
          <table:table-cell table:style-name="ce4" office:value-type="string">
            <text:p>Усаклы</text:p>
          </table:table-cell>
          <table:table-cell table:style-name="ce4" office:value-type="float" office:value="1951">
            <text:p>1951</text:p>
          </table:table-cell>
          <table:table-cell table:style-name="ce4" office:value-type="string">
            <text:p>Кулмас (Белорецкий р-н)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, татарский</text:p>
          </table:table-cell>
          <table:table-cell table:style-name="ce4" office:value-type="string">
            <text:p>Лиля</text:p>
          </table:table-cell>
          <table:table-cell table:style-name="ce4" office:value-type="string">
            <text:p>190720_MV_Agreement</text:p>
          </table:table-cell>
          <table:table-cell table:number-columns-repeated="1014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office:value-type="string">
            <text:p>Ренат Шайбаков</text:p>
          </table:table-cell>
          <table:table-cell table:style-name="ce4" office:value-type="string">
            <text:p>RS</text:p>
          </table:table-cell>
          <table:table-cell table:style-name="ce4" office:value-type="string">
            <text:p>Зуяково</text:p>
          </table:table-cell>
          <table:table-cell table:style-name="ce4" office:value-type="float" office:value="1954">
            <text:p>1954</text:p>
          </table:table-cell>
          <table:table-cell table:style-name="ce4" office:value-type="string">
            <text:p>Зуяково</text:p>
          </table:table-cell>
          <table:table-cell table:style-name="ce4" office:value-type="string">
            <text:p>м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373412417</text:p>
          </table:table-cell>
          <table:table-cell table:style-name="ce4" office:value-type="string">
            <text:p>190723_RS_Agreement</text:p>
          </table:table-cell>
          <table:table-cell table:style-name="ce4" office:value-type="string">
            <text:p>бывший директор школы, интересуется историей, рассказывает так себе, живёт около мечети</text:p>
          </table:table-cell>
          <table:table-cell table:number-columns-repeated="101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Залифа Валиахметовна Файзуллина</text:p>
          </table:table-cell>
          <table:table-cell table:style-name="ce4" office:value-type="string">
            <text:p>ZVF</text:p>
          </table:table-cell>
          <table:table-cell table:style-name="ce4" office:value-type="string">
            <text:p>Муллакаево</text:p>
          </table:table-cell>
          <table:table-cell table:style-name="ce4" office:value-type="float" office:value="1956">
            <text:p>1956</text:p>
          </table:table-cell>
          <table:table-cell table:style-name="ce4" office:value-type="string">
            <text:p>Кызылярово (Белорецкий р-н)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177848994 + <text:span text:style-name="T1">НАЙТИ ВК</text:span></text:p>
          </table:table-cell>
          <table:table-cell table:style-name="ce4" office:value-type="string">
            <text:p>190721_ZVF_Agreement</text:p>
          </table:table-cell>
          <table:table-cell table:style-name="ce4" office:value-type="string">
            <text:p>огонь бабушка, дом слева от магазина</text:p>
          </table:table-cell>
          <table:table-cell table:number-columns-repeated="1013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Зила Файзуллина</text:p>
          </table:table-cell>
          <table:table-cell table:style-name="ce4" office:value-type="string">
            <text:p>ZF</text:p>
          </table:table-cell>
          <table:table-cell table:style-name="ce4" office:value-type="string">
            <text:p>Кызгы</text:p>
          </table:table-cell>
          <table:table-cell table:style-name="ce4" office:value-type="float" office:value="1957">
            <text:p>1957</text:p>
          </table:table-cell>
          <table:table-cell table:style-name="ce4" office:value-type="string">
            <text:p>Кызгы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38" office:value-type="string">
            <text:p>+, <text:s text:c="2"/>fayzullina76@yandex.ru9178066247@yandex.ru, , отправить сайтб</text:p>
          </table:table-cell>
          <table:table-cell table:style-name="ce4" office:value-type="string">
            <text:p>190722_ZF_Agreement</text:p>
          </table:table-cell>
          <table:table-cell table:style-name="ce4" office:value-type="string">
            <text:p>просто огонь</text:p>
          </table:table-cell>
          <table:table-cell table:number-columns-repeated="1013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Гульнара Абдрахмановна</text:p>
          </table:table-cell>
          <table:table-cell table:style-name="ce4" office:value-type="string">
            <text:p>GA</text:p>
          </table:table-cell>
          <table:table-cell table:style-name="ce4" office:value-type="string">
            <text:p>Кызгы</text:p>
          </table:table-cell>
          <table:table-cell table:style-name="ce4" office:value-type="float" office:value="1958">
            <text:p>1958</text:p>
          </table:table-cell>
          <table:table-cell table:style-name="ce4" office:value-type="string">
            <text:p>Кызгы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4" office:value-type="string">
            <text:p>Лиля</text:p>
          </table:table-cell>
          <table:table-cell table:style-name="ce4" office:value-type="string">
            <text:p>190721_GA_Agreement</text:p>
          </table:table-cell>
          <table:table-cell table:style-name="ce4" office:value-type="string">
            <text:p>ещё одна старшая сестра Лили</text:p>
          </table:table-cell>
          <table:table-cell table:number-columns-repeated="1013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Альфира Нугаманова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Кызгы</text:p>
          </table:table-cell>
          <table:table-cell table:style-name="ce4" office:value-type="float" office:value="1960">
            <text:p>1960</text:p>
          </table:table-cell>
          <table:table-cell table:style-name="ce4" office:value-type="string">
            <text:p>Азово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, татарский</text:p>
          </table:table-cell>
          <table:table-cell table:style-name="ce4" office:value-type="string">
            <text:p>Лиля</text:p>
          </table:table-cell>
          <table:table-cell table:style-name="ce4" office:value-type="string">
            <text:p>190720_AN_Agreement</text:p>
          </table:table-cell>
          <table:table-cell table:style-name="ce4" office:value-type="string">
            <text:p>фельдшер Кызгы</text:p>
          </table:table-cell>
          <table:table-cell table:number-columns-repeated="101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Роза Сиражетдинова</text:p>
          </table:table-cell>
          <table:table-cell table:style-name="ce4" office:value-type="string">
            <text:p>RS</text:p>
          </table:table-cell>
          <table:table-cell table:style-name="ce4" office:value-type="string">
            <text:p>Кызгы</text:p>
          </table:table-cell>
          <table:table-cell table:style-name="ce4" office:value-type="float" office:value="1961">
            <text:p>1961</text:p>
          </table:table-cell>
          <table:table-cell table:style-name="ce4" office:value-type="string">
            <text:p>Кызгы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4" office:value-type="string">
            <text:p>Лиля</text:p>
          </table:table-cell>
          <table:table-cell table:style-name="ce4" office:value-type="string">
            <text:p>190721_RS_Agreement</text:p>
          </table:table-cell>
          <table:table-cell table:style-name="ce4" office:value-type="string">
            <text:p>старшая сестра Лили</text:p>
          </table:table-cell>
          <table:table-cell table:number-columns-repeated="101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Земфира Уразова</text:p>
          </table:table-cell>
          <table:table-cell table:style-name="ce4" office:value-type="string">
            <text:p>Z?</text:p>
          </table:table-cell>
          <table:table-cell table:style-name="ce4" office:value-type="string">
            <text:p>Кызгы</text:p>
          </table:table-cell>
          <table:table-cell table:style-name="ce4" office:value-type="float" office:value="1961">
            <text:p>1961</text:p>
          </table:table-cell>
          <table:table-cell table:style-name="ce4" office:value-type="string">
            <text:p>Кызгы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4" office:value-type="string">
            <text:p>Лиля</text:p>
          </table:table-cell>
          <table:table-cell table:style-name="ce4" office:value-type="string">
            <text:p>190721_Z?_Agreement</text:p>
          </table:table-cell>
          <table:table-cell table:style-name="ce4" office:value-type="string">
            <text:p>директор детского дома в Уфе</text:p>
          </table:table-cell>
          <table:table-cell table:number-columns-repeated="1013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4" office:value-type="string">
            <text:p>Наиль Ганеев </text:p>
          </table:table-cell>
          <table:table-cell table:style-name="ce4" office:value-type="string">
            <text:p>NG</text:p>
          </table:table-cell>
          <table:table-cell table:style-name="ce4" office:value-type="string">
            <text:p>Тереклы</text:p>
          </table:table-cell>
          <table:table-cell table:style-name="ce4" office:value-type="float" office:value="1963">
            <text:p>1963</text:p>
          </table:table-cell>
          <table:table-cell table:style-name="ce4" office:value-type="string">
            <text:p>Тереклы</text:p>
          </table:table-cell>
          <table:table-cell table:style-name="ce4" office:value-type="string">
            <text:p>м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173690626</text:p>
          </table:table-cell>
          <table:table-cell table:style-name="ce4" office:value-type="string">
            <text:p>190722_NG_Agreement</text:p>
          </table:table-cell>
          <table:table-cell table:style-name="ce4" office:value-type="string">
            <text:p>очень милая семенйая пара, <text:s/>живут недалеко от клуба и фельдшерского пункта</text:p>
          </table:table-cell>
          <table:table-cell table:number-columns-repeated="1013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Закия Искандарова</text:p>
          </table:table-cell>
          <table:table-cell table:style-name="ce4" office:value-type="string">
            <text:p>ZI</text:p>
          </table:table-cell>
          <table:table-cell table:style-name="ce4" office:value-type="string">
            <text:p>Кызгы</text:p>
          </table:table-cell>
          <table:table-cell table:style-name="ce4" office:value-type="float" office:value="1969">
            <text:p>1969</text:p>
          </table:table-cell>
          <table:table-cell table:style-name="ce4" office:value-type="string">
            <text:p>Кызгы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38" office:value-type="string">
            <text:p><text:a xlink:href="about:blank">z.myhamatova@mail.ru, отправить сайт</text:a></text:p>
          </table:table-cell>
          <table:table-cell table:style-name="ce4" office:value-type="string">
            <text:p>190721_ZI_Agreement</text:p>
          </table:table-cell>
          <table:table-cell table:style-name="ce4" office:value-type="string">
            <text:p>работает с детьми, продаёт ягоду и мёд в Москве</text:p>
          </table:table-cell>
          <table:table-cell table:number-columns-repeated="1013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4" office:value-type="string">
            <text:p>Физалия Ганеева </text:p>
          </table:table-cell>
          <table:table-cell table:style-name="ce4" office:value-type="string">
            <text:p>FG</text:p>
          </table:table-cell>
          <table:table-cell table:style-name="ce4" office:value-type="string">
            <text:p>Тереклы</text:p>
          </table:table-cell>
          <table:table-cell table:style-name="ce4" office:value-type="float" office:value="1979">
            <text:p>1979</text:p>
          </table:table-cell>
          <table:table-cell table:style-name="ce4" office:value-type="string">
            <text:p>Усаклы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093537874</text:p>
          </table:table-cell>
          <table:table-cell table:style-name="ce4" office:value-type="string">
            <text:p>190722_FG_Agreement</text:p>
          </table:table-cell>
          <table:table-cell table:style-name="ce4" office:value-type="string">
            <text:p>очень милая семенйая пара, <text:s/>живут недалеко от клуба и фельдшерского пункта</text:p>
          </table:table-cell>
          <table:table-cell table:number-columns-repeated="101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Альфия Тугугльбаева</text:p>
          </table:table-cell>
          <table:table-cell table:style-name="ce4" office:value-type="string">
            <text:p>AT</text:p>
          </table:table-cell>
          <table:table-cell table:style-name="ce4" office:value-type="string">
            <text:p>Кызгы</text:p>
          </table:table-cell>
          <table:table-cell table:style-name="ce4" office:value-type="float" office:value="1980">
            <text:p>1980</text:p>
          </table:table-cell>
          <table:table-cell table:style-name="ce4" office:value-type="string">
            <text:p>Кызгы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4" office:value-type="string">
            <text:p>Лиля</text:p>
          </table:table-cell>
          <table:table-cell table:style-name="ce4" office:value-type="string">
            <text:p>190720_FN_Agreement</text:p>
          </table:table-cell>
          <table:table-cell table:style-name="ce4" office:value-type="string">
            <text:p>бойкая учительница</text:p>
          </table:table-cell>
          <table:table-cell table:number-columns-repeated="101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Алина</text:p>
          </table:table-cell>
          <table:table-cell table:style-name="ce4" office:value-type="string">
            <text:p>Al</text:p>
          </table:table-cell>
          <table:table-cell table:style-name="ce4" office:value-type="string">
            <text:p>Тавакаш(ч)ево</text:p>
          </table:table-cell>
          <table:table-cell table:style-name="ce4" office:value-type="float" office:value="2007">
            <text:p>2007</text:p>
          </table:table-cell>
          <table:table-cell table:style-name="ce4" office:value-type="string">
            <text:p>Тавакаш(ч)ево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603843000 Гульнара (сноха RMG)</text:p>
          </table:table-cell>
          <table:table-cell table:style-name="ce4" office:value-type="string">
            <text:p>190719_A_agreement</text:p>
          </table:table-cell>
          <table:table-cell table:style-name="ce4" office:value-type="string">
            <text:p>милая девочка 7-го класса</text:p>
          </table:table-cell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4" office:value-type="string">
            <text:p>Анвара Анваровна Хайбуллина</text:p>
          </table:table-cell>
          <table:table-cell table:style-name="ce4" office:value-type="string">
            <text:p>AAK</text:p>
          </table:table-cell>
          <table:table-cell table:style-name="ce4" office:value-type="string">
            <text:p>Баимово</text:p>
          </table:table-cell>
          <table:table-cell table:number-columns-repeated="2" table:style-name="ce37" office:value-type="string">
            <text:p>посмотреть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татарский, русский</text:p>
          </table:table-cell>
          <table:table-cell/>
          <table:table-cell table:style-name="ce4" office:value-type="string">
            <text:p>190724_AAK_Agreement</text:p>
          </table:table-cell>
          <table:table-cell table:number-columns-repeated="1014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6" office:value-type="string">
            <text:p>Райда Муждабаевна</text:p>
          </table:table-cell>
          <table:table-cell table:style-name="ce4" office:value-type="string">
            <text:p>RM</text:p>
          </table:table-cell>
          <table:table-cell table:style-name="ce4" office:value-type="string">
            <text:p>Рахметово</text:p>
          </table:table-cell>
          <table:table-cell table:number-columns-repeated="2" table:style-name="ce37" office:value-type="string">
            <text:p>посмотреть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/>
          <table:table-cell table:style-name="ce4" office:value-type="string">
            <text:p>190726_RM_Agreement</text:p>
          </table:table-cell>
          <table:table-cell table:number-columns-repeated="1014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4" office:value-type="string">
            <text:p>Кафида</text:p>
          </table:table-cell>
          <table:table-cell table:style-name="ce4" office:value-type="string">
            <text:p>Kaf</text:p>
          </table:table-cell>
          <table:table-cell table:style-name="ce4" office:value-type="string">
            <text:p>Рахметово</text:p>
          </table:table-cell>
          <table:table-cell table:number-columns-repeated="2" table:style-name="ce37" office:value-type="string">
            <text:p>посмотреть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/>
          <table:table-cell table:style-name="ce4" office:value-type="string">
            <text:p>190728_Kaf_Agreement</text:p>
          </table:table-cell>
          <table:table-cell table:number-columns-repeated="1014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36" office:value-type="string">
            <text:p>Мавлида Таштимеровна</text:p>
          </table:table-cell>
          <table:table-cell table:style-name="ce4" office:value-type="string">
            <text:p>MT</text:p>
          </table:table-cell>
          <table:table-cell table:style-name="ce4" office:value-type="string">
            <text:p>Баимово</text:p>
          </table:table-cell>
          <table:table-cell table:number-columns-repeated="2" table:style-name="ce37" office:value-type="string">
            <text:p>посмотреть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/>
          <table:table-cell table:style-name="ce4" office:value-type="string">
            <text:p>190728_MT_Agreement</text:p>
          </table:table-cell>
          <table:table-cell table:number-columns-repeated="1014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36" office:value-type="string">
            <text:p>Мавлия Фаритовна</text:p>
          </table:table-cell>
          <table:table-cell table:style-name="ce4" office:value-type="string">
            <text:p>MF</text:p>
          </table:table-cell>
          <table:table-cell table:style-name="ce4" office:value-type="string">
            <text:p>Баимово</text:p>
          </table:table-cell>
          <table:table-cell table:number-columns-repeated="2" table:style-name="ce37" office:value-type="string">
            <text:p>посмотреть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/>
          <table:table-cell table:style-name="ce4" office:value-type="string">
            <text:p>190728_MF_Agreement</text:p>
          </table:table-cell>
          <table:table-cell table:number-columns-repeated="1014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Аделина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Зуяково</text:p>
          </table:table-cell>
          <table:table-cell table:style-name="ce4" office:value-type="string">
            <text:p>примерно 2009</text:p>
          </table:table-cell>
          <table:table-cell table:style-name="ce4" office:value-type="string">
            <text:p>Уфа?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371533799 Амина (мама)</text:p>
          </table:table-cell>
          <table:table-cell table:style-name="ce39" office:value-type="string">
            <text:p>ПОПРОСИТЬ АМИНУ ЗАПИСАТЬ</text:p>
          </table:table-cell>
          <table:table-cell table:style-name="ce4" office:value-type="string">
            <text:p>очень смешная девочка</text:p>
          </table:table-cell>
          <table:table-cell table:number-columns-repeated="1013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4" office:value-type="string">
            <text:p>Линара Ишкильдина</text:p>
          </table:table-cell>
          <table:table-cell table:style-name="ce4" office:value-type="string">
            <text:p>LI</text:p>
          </table:table-cell>
          <table:table-cell table:style-name="ce4" office:value-type="string">
            <text:p>Аюсазова</text:p>
          </table:table-cell>
          <table:table-cell table:number-columns-repeated="2" table:style-name="ce37" office:value-type="string">
            <text:p>спросить</text:p>
          </table:table-cell>
          <table:table-cell table:style-name="ce4" office:value-type="string">
            <text:p>ж</text:p>
          </table:table-cell>
          <table:table-cell table:style-name="ce4" office:value-type="string">
            <text:p>башкирский, русский</text:p>
          </table:table-cell>
          <table:table-cell table:style-name="ce7" office:value-type="string">
            <text:p>+79033104458</text:p>
          </table:table-cell>
          <table:table-cell table:style-name="ce4" office:value-type="string">
            <text:p>190727_LI_Agreement</text:p>
          </table:table-cell>
          <table:table-cell table:number-columns-repeated="1014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string">
            <text:p>Галия ???</text:p>
          </table:table-cell>
          <table:table-cell table:style-name="ce8" table:number-columns-repeated="4"/>
          <table:table-cell table:style-name="ce8" office:value-type="string">
            <text:p>ж</text:p>
          </table:table-cell>
          <table:table-cell table:style-name="ce8" office:value-type="string">
            <text:p>башкирский, русский</text:p>
          </table:table-cell>
          <table:table-cell table:style-name="ce8"/>
          <table:table-cell table:style-name="ce8" office:value-type="string">
            <text:p>взять согласие</text:p>
          </table:table-cell>
          <table:table-cell table:style-name="ce8"/>
          <table:table-cell table:number-columns-repeated="1013"/>
        </table:table-row>
        <table:table-row table:style-name="ro1" table:number-rows-repeated="96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exts_all.$A$1" table:cell-range-address="$people.$A$1:.$K$1"/>
        </table:named-expressions>
      </table:table>
      <table:named-expressions/>
      <table:database-ranges>
        <table:database-range table:name="__Anonymous_Sheet_DB__0" table:target-range-address="texts_all.A1:texts_all.F75" table:display-filter-buttons="true"/>
        <table:database-range table:name="__Anonymous_Sheet_DB__6" table:target-range-address="people.A1:people.K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Calibri (Body)" svg:font-family="'Calibri (Body)'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fo:font-size="12pt" style:font-name-asian="Linux Libertine G" style:font-size-asian="12pt" style:font-name-complex="Ari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10/30/2019</text:date>, <text:time>14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xts_5f_all" style:display-name="PageStyle_texts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" style:display-name="PageStyle_ta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ld_5f_corpus" style:display-name="PageStyle_old_corpu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xts_5f_ElanCorpA" style:display-name="PageStyle_texts_ElanCorp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xt_5f_transcribed" style:display-name="PageStyle_text_transcrib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lations" style:display-name="PageStyle_trans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ople" style:display-name="PageStyle_peo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10-30T14:37:21</dc:date>
    <dc:creator>ELENA PEREKHVALSKAYA</dc:creator>
    <meta:editing-duration>P5DT22H16M10S</meta:editing-duration>
    <meta:editing-cycles>2</meta:editing-cycles>
    <meta:document-statistic meta:table-count="8" meta:cell-count="12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Times New Roman'" fo:font-size="9pt" style:font-family-asian="Calibri" style:font-size-asian="9pt" style:font-family-complex="Calibri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595959" style:text-position="0% 100%" fo:font-family="'Times New Roman'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595959" style:text-position="0% 100%" fo:font-family="'Times New Roman'" fo:font-size="9pt" style:font-family-asian="Calibri" style:font-size-asian="9pt" style:font-family-complex="Calibri" style:font-size-complex="9pt"/>
    </style:style>
    <style:style style:name="ch6" style:family="chart">
      <style:graphic-properties svg:stroke-width="0.018cm"/>
    </style:style>
    <style:style style:name="ch7" style:family="chart">
      <style:graphic-properties svg:stroke-width="0.018cm" svg:stroke-color="#cccccc"/>
    </style:style>
    <style:style style:name="ch8" style:family="chart" style:data-style-name="N0"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023cm" svg:height="7.064cm" xlink:href=".." xlink:type="simple" chart:class="chart:bar" chart:style-name="ch1">
        <chart:legend chart:legend-position="bottom" svg:x="2.362cm" svg:y="5.867cm" style:legend-expansion="wide" chart:style-name="ch2"/>
        <chart:plot-area chart:style-name="ch3" table:cell-range-address="tables.C23:tables.E31" chart:data-source-has-labels="both" svg:x="0.73cm" svg:y="0.699cm" svg:width="12.733cm" svg:height="4.607cm">
          <chartooo:coordinate-region svg:x="1.467cm" svg:y="0.878cm" svg:width="11.996cm" svg:height="3.823cm"/>
          <chart:axis chart:dimension="x" chart:name="primary-x" chart:style-name="ch4" chartooo:axis-type="text">
            <chart:categories table:cell-range-address="tables.C24:tables.C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tables.D24:tables.D31" chart:label-cell-address="tables.D23:tables.D23" chart:class="chart:bar">
            <chart:data-point chart:repeated="8"/>
          </chart:series>
          <chart:series chart:style-name="ch9" chart:values-cell-range-address="tables.E24:tables.E31" chart:label-cell-address="tables.E23:tables.E23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стный корпус башкирского языка дер. Рахметово и с. Баимово </text:p>
                <draw:g>
                  <svg:desc>tables.D23:tables.D23</svg:desc>
                </draw:g>
              </table:table-cell>
              <table:table-cell office:value-type="string">
                <text:p>Корпус традиционных нарративов </text:p>
                <draw:g>
                  <svg:desc>tables.E23:tables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28–1940</text:p>
                <draw:g>
                  <svg:desc>tables.C24:tables.C31</svg:desc>
                </draw:g>
              </table:table-cell>
              <table:table-cell office:value-type="float" office:value="29">
                <text:p>29</text:p>
                <draw:g>
                  <svg:desc>tables.D24:tables.D31</svg:desc>
                </draw:g>
              </table:table-cell>
              <table:table-cell office:value-type="float" office:value="72">
                <text:p>72</text:p>
                <draw:g>
                  <svg:desc>tables.E24:tables.E31</svg:desc>
                </draw:g>
              </table:table-cell>
            </table:table-row>
            <table:table-row>
              <table:table-cell office:value-type="string">
                <text:p>1941–1950</text:p>
              </table:table-cell>
              <table:table-cell office:value-type="float" office:value="93">
                <text:p>9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51–1960</text:p>
              </table:table-cell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61–1970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71–1980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81–190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–200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–200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Times New Roman'" fo:font-size="9pt" style:font-family-asian="Calibri" style:font-size-asian="9pt" style:font-family-complex="Calibri" style:font-size-complex="9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tru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595959" style:text-position="0% 100%" fo:font-family="'Times New Roman'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chart:link-data-style-to-source="false" chart:axis-position="end" chart:tick-mark-position="at-axis" loext:try-staggering-first="false"/>
      <style:graphic-properties draw:stroke="none" svg:stroke-width="0.132cm" svg:stroke-color="#b3b3b3"/>
      <style:text-properties fo:color="#595959" style:text-position="0% 100%" fo:font-family="'Times New Roman'" fo:font-size="9pt" style:font-family-asian="Calibri" style:font-size-asian="9pt" style:font-family-complex="Calibri" style:font-size-complex="9pt"/>
    </style:style>
    <style:style style:name="ch6" style:family="chart">
      <style:graphic-properties svg:stroke-width="0.018cm"/>
    </style:style>
    <style:style style:name="ch7" style:family="chart">
      <style:graphic-properties svg:stroke-width="0.018cm" svg:stroke-color="#cccccc"/>
    </style:style>
    <style:style style:name="ch8" style:family="chart" style:data-style-name="N0"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2.384cm" svg:height="12.383cm" xlink:href=".." xlink:type="simple" chart:class="chart:bar" chart:style-name="ch1">
        <chart:legend chart:legend-position="bottom" svg:x="3.911cm" svg:y="11.642cm" style:legend-expansion="wide" chart:style-name="ch2"/>
        <chart:plot-area chart:style-name="ch3" table:cell-range-address="tables.H37:tables.J44" chart:data-source-has-labels="both" svg:x="0.897cm" svg:y="1.123cm" svg:width="20.593cm" svg:height="9.852cm">
          <chartooo:coordinate-region svg:x="6.863cm" svg:y="1.123cm" svg:width="14.382cm" svg:height="9.247cm"/>
          <chart:axis chart:dimension="x" chart:name="primary-x" chart:style-name="ch4" chartooo:axis-type="text">
            <chart:categories table:cell-range-address="tables.H38:tables.H44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tables.I38:tables.I44" chart:label-cell-address="tables.I37:tables.I37" chart:class="chart:bar">
            <chart:data-point chart:repeated="7"/>
          </chart:series>
          <chart:series chart:style-name="ch9" chart:values-cell-range-address="tables.J38:tables.J44" chart:label-cell-address="tables.J37:tables.J37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стный корпус башкирского языка дер. Рахметово и с. Баимово </text:p>
                <draw:g>
                  <svg:desc>tables.I37:tables.I37</svg:desc>
                </draw:g>
              </table:table-cell>
              <table:table-cell office:value-type="string">
                <text:p>Корпус традиционных нарративов </text:p>
                <draw:g>
                  <svg:desc>tables.J37:tables.J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писания ритуалов, рецепты, инструкции</text:p>
                <draw:g>
                  <svg:desc>tables.H38:tables.H44</svg:desc>
                </draw:g>
              </table:table-cell>
              <table:table-cell office:value-type="float" office:value="79">
                <text:p>79</text:p>
                <draw:g>
                  <svg:desc>tables.I38:tables.I44</svg:desc>
                </draw:g>
              </table:table-cell>
              <table:table-cell office:value-type="float" office:value="NaN">
                <text:p>NaN</text:p>
                <draw:g>
                  <svg:desc>tables.J38:tables.J44</svg:desc>
                </draw:g>
              </table:table-cell>
            </table:table-row>
            <table:table-row>
              <table:table-cell office:value-type="string">
                <text:p>(Авто)биографии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Истории из жизни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Легенды и сказки</text:p>
              </table:table-cell>
              <table:table-cell office:value-type="float" office:value="48">
                <text:p>4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Размышления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Пересказы фильмов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Диалоги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